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45233" table:style-name="ta1">
        <table:shapes>
          <draw:frame draw:z-index="0" draw:style-name="gr1" draw:text-style-name="P1" svg:width="47.869cm" svg:height="21.675cm" svg:x="8.084cm" svg:y="0.106cm">
            <draw:object draw:notify-on-update-of-ranges="'145233'.B1:'145233'.B1 '145233'.B2:'145233'.B800 '145233'.C1:'145233'.C1 '145233'.C2:'145233'.C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goundSteering</text:p>
          </table:table-cell>
          <table:table-cell office:value-type="string" calcext:value-type="string">
            <text:p><text:s/>group_14</text:p>
          </table:table-cell>
        </table:table-row>
        <table:table-row table:style-name="ro1">
          <table:table-cell office:value-type="float" office:value="1652734915832673" calcext:value-type="float">
            <text:p>1652734915832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19913079" calcext:value-type="float">
            <text:p>16527349199130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0276514" calcext:value-type="float">
            <text:p>16527349202765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0381412" calcext:value-type="float">
            <text:p>16527349203814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0490091" calcext:value-type="float">
            <text:p>16527349204900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0589009" calcext:value-type="float">
            <text:p>16527349205890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0688489" calcext:value-type="float">
            <text:p>1652734920688489</text:p>
          </table:table-cell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0792663" calcext:value-type="float">
            <text:p>1652734920792663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0923872" calcext:value-type="float">
            <text:p>165273492092387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011748" calcext:value-type="float">
            <text:p>165273492101174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046101" calcext:value-type="float">
            <text:p>1652734921046101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213649" calcext:value-type="float">
            <text:p>165273492121364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319003" calcext:value-type="float">
            <text:p>1652734921319003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444449" calcext:value-type="float">
            <text:p>1652734921444449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541049" calcext:value-type="float">
            <text:p>1652734921541049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637262" calcext:value-type="float">
            <text:p>1652734921637262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746240" calcext:value-type="float">
            <text:p>165273492174624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793138" calcext:value-type="float">
            <text:p>1652734921793138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1910736" calcext:value-type="float">
            <text:p>1652734921910736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2073470" calcext:value-type="float">
            <text:p>1652734922073470</text:p>
          </table:table-cell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2102591" calcext:value-type="float">
            <text:p>1652734922102591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2278392" calcext:value-type="float">
            <text:p>16527349222783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355672" calcext:value-type="float">
            <text:p>16527349223556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452669" calcext:value-type="float">
            <text:p>16527349224526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579512" calcext:value-type="float">
            <text:p>16527349225795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646114" calcext:value-type="float">
            <text:p>16527349226461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780056" calcext:value-type="float">
            <text:p>16527349227800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837048" calcext:value-type="float">
            <text:p>16527349228370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2993695" calcext:value-type="float">
            <text:p>16527349229936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094902" calcext:value-type="float">
            <text:p>16527349230949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203260" calcext:value-type="float">
            <text:p>16527349232032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307713" calcext:value-type="float">
            <text:p>16527349233077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398261" calcext:value-type="float">
            <text:p>16527349233982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516680" calcext:value-type="float">
            <text:p>16527349235166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616120" calcext:value-type="float">
            <text:p>16527349236161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717662" calcext:value-type="float">
            <text:p>16527349237176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819856" calcext:value-type="float">
            <text:p>16527349238198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3922824" calcext:value-type="float">
            <text:p>16527349239228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011969" calcext:value-type="float">
            <text:p>16527349240119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119268" calcext:value-type="float">
            <text:p>16527349241192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215320" calcext:value-type="float">
            <text:p>16527349242153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318318" calcext:value-type="float">
            <text:p>16527349243183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439903" calcext:value-type="float">
            <text:p>16527349244399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545973" calcext:value-type="float">
            <text:p>16527349245459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649426" calcext:value-type="float">
            <text:p>16527349246494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745685" calcext:value-type="float">
            <text:p>165273492474568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4870222" calcext:value-type="float">
            <text:p>1652734924870222</text:p>
          </table:table-cell>
          <table:table-cell office:value-type="float" office:value="-0" calcext:value-type="float">
            <text:p>0</text:p>
          </table:table-cell>
          <table:table-cell office:value-type="float" office:value="-0.348123" calcext:value-type="float">
            <text:p>-0.348123</text:p>
          </table:table-cell>
        </table:table-row>
        <table:table-row table:style-name="ro1">
          <table:table-cell office:value-type="float" office:value="1652734924954375" calcext:value-type="float">
            <text:p>1652734924954375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-0.310168" calcext:value-type="float">
            <text:p>-0.310168</text:p>
          </table:table-cell>
        </table:table-row>
        <table:table-row table:style-name="ro1">
          <table:table-cell office:value-type="float" office:value="1652734925061699" calcext:value-type="float">
            <text:p>1652734925061699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36427" calcext:value-type="float">
            <text:p>-0.236427</text:p>
          </table:table-cell>
        </table:table-row>
        <table:table-row table:style-name="ro1">
          <table:table-cell office:value-type="float" office:value="1652734925167423" calcext:value-type="float">
            <text:p>1652734925167423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16085" calcext:value-type="float">
            <text:p>-0.216085</text:p>
          </table:table-cell>
        </table:table-row>
        <table:table-row table:style-name="ro1">
          <table:table-cell office:value-type="float" office:value="1652734925270195" calcext:value-type="float">
            <text:p>1652734925270195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55008" calcext:value-type="float">
            <text:p>-0.255008</text:p>
          </table:table-cell>
        </table:table-row>
        <table:table-row table:style-name="ro1">
          <table:table-cell office:value-type="float" office:value="1652734925373172" calcext:value-type="float">
            <text:p>1652734925373172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50517" calcext:value-type="float">
            <text:p>-0.250517</text:p>
          </table:table-cell>
        </table:table-row>
        <table:table-row table:style-name="ro1">
          <table:table-cell office:value-type="float" office:value="1652734925479401" calcext:value-type="float">
            <text:p>1652734925479401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16874" calcext:value-type="float">
            <text:p>-0.216874</text:p>
          </table:table-cell>
        </table:table-row>
        <table:table-row table:style-name="ro1">
          <table:table-cell office:value-type="float" office:value="1652734925584343" calcext:value-type="float">
            <text:p>1652734925584343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66252" calcext:value-type="float">
            <text:p>-0.266252</text:p>
          </table:table-cell>
        </table:table-row>
        <table:table-row table:style-name="ro1">
          <table:table-cell office:value-type="float" office:value="1652734925684290" calcext:value-type="float">
            <text:p>1652734925684290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13108" calcext:value-type="float">
            <text:p>-0.213108</text:p>
          </table:table-cell>
        </table:table-row>
        <table:table-row table:style-name="ro1">
          <table:table-cell office:value-type="float" office:value="1652734925785119" calcext:value-type="float">
            <text:p>1652734925785119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80887" calcext:value-type="float">
            <text:p>-0.280887</text:p>
          </table:table-cell>
        </table:table-row>
        <table:table-row table:style-name="ro1">
          <table:table-cell office:value-type="float" office:value="1652734925886657" calcext:value-type="float">
            <text:p>1652734925886657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169413" calcext:value-type="float">
            <text:p>-0.169413</text:p>
          </table:table-cell>
        </table:table-row>
        <table:table-row table:style-name="ro1">
          <table:table-cell office:value-type="float" office:value="1652734925996237" calcext:value-type="float">
            <text:p>1652734925996237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191013" calcext:value-type="float">
            <text:p>-0.191013</text:p>
          </table:table-cell>
        </table:table-row>
        <table:table-row table:style-name="ro1">
          <table:table-cell office:value-type="float" office:value="1652734926100067" calcext:value-type="float">
            <text:p>1652734926100067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150003" calcext:value-type="float">
            <text:p>-0.150003</text:p>
          </table:table-cell>
        </table:table-row>
        <table:table-row table:style-name="ro1">
          <table:table-cell office:value-type="float" office:value="1652734926196430" calcext:value-type="float">
            <text:p>1652734926196430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20173" calcext:value-type="float">
            <text:p>-0.120173</text:p>
          </table:table-cell>
        </table:table-row>
        <table:table-row table:style-name="ro1">
          <table:table-cell office:value-type="float" office:value="1652734926300428" calcext:value-type="float">
            <text:p>1652734926300428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131883" calcext:value-type="float">
            <text:p>-0.131883</text:p>
          </table:table-cell>
        </table:table-row>
        <table:table-row table:style-name="ro1">
          <table:table-cell office:value-type="float" office:value="1652734926413796" calcext:value-type="float">
            <text:p>1652734926413796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118632" calcext:value-type="float">
            <text:p>-0.118632</text:p>
          </table:table-cell>
        </table:table-row>
        <table:table-row table:style-name="ro1">
          <table:table-cell office:value-type="float" office:value="1652734926515096" calcext:value-type="float">
            <text:p>1652734926515096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183298" calcext:value-type="float">
            <text:p>-0.183298</text:p>
          </table:table-cell>
        </table:table-row>
        <table:table-row table:style-name="ro1">
          <table:table-cell office:value-type="float" office:value="1652734926612647" calcext:value-type="float">
            <text:p>1652734926612647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154601" calcext:value-type="float">
            <text:p>-0.154601</text:p>
          </table:table-cell>
        </table:table-row>
        <table:table-row table:style-name="ro1">
          <table:table-cell office:value-type="float" office:value="1652734926714942" calcext:value-type="float">
            <text:p>1652734926714942</text:p>
          </table:table-cell>
          <table:table-cell office:value-type="float" office:value="-0.0929649" calcext:value-type="float">
            <text:p>-0.0929649</text:p>
          </table:table-cell>
          <table:table-cell office:value-type="float" office:value="-0.101063" calcext:value-type="float">
            <text:p>-0.101063</text:p>
          </table:table-cell>
        </table:table-row>
        <table:table-row table:style-name="ro1">
          <table:table-cell office:value-type="float" office:value="1652734926826862" calcext:value-type="float">
            <text:p>1652734926826862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-0.109224" calcext:value-type="float">
            <text:p>-0.109224</text:p>
          </table:table-cell>
        </table:table-row>
        <table:table-row table:style-name="ro1">
          <table:table-cell office:value-type="float" office:value="1652734926936536" calcext:value-type="float">
            <text:p>1652734926936536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-0.111441" calcext:value-type="float">
            <text:p>-0.111441</text:p>
          </table:table-cell>
        </table:table-row>
        <table:table-row table:style-name="ro1">
          <table:table-cell office:value-type="float" office:value="1652734927028790" calcext:value-type="float">
            <text:p>1652734927028790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152962" calcext:value-type="float">
            <text:p>-0.152962</text:p>
          </table:table-cell>
        </table:table-row>
        <table:table-row table:style-name="ro1">
          <table:table-cell office:value-type="float" office:value="1652734927128024" calcext:value-type="float">
            <text:p>1652734927128024</text:p>
          </table:table-cell>
          <table:table-cell office:value-type="float" office:value="-0.152941" calcext:value-type="float">
            <text:p>-0.152941</text:p>
          </table:table-cell>
          <table:table-cell office:value-type="float" office:value="-0.140375" calcext:value-type="float">
            <text:p>-0.140375</text:p>
          </table:table-cell>
        </table:table-row>
        <table:table-row table:style-name="ro1">
          <table:table-cell office:value-type="float" office:value="1652734927233965" calcext:value-type="float">
            <text:p>1652734927233965</text:p>
          </table:table-cell>
          <table:table-cell office:value-type="float" office:value="-0.155942" calcext:value-type="float">
            <text:p>-0.155942</text:p>
          </table:table-cell>
          <table:table-cell office:value-type="float" office:value="-0.121143" calcext:value-type="float">
            <text:p>-0.121143</text:p>
          </table:table-cell>
        </table:table-row>
        <table:table-row table:style-name="ro1">
          <table:table-cell office:value-type="float" office:value="1652734927338150" calcext:value-type="float">
            <text:p>1652734927338150</text:p>
          </table:table-cell>
          <table:table-cell office:value-type="float" office:value="-0.167935" calcext:value-type="float">
            <text:p>-0.167935</text:p>
          </table:table-cell>
          <table:table-cell office:value-type="float" office:value="-0.124355" calcext:value-type="float">
            <text:p>-0.124355</text:p>
          </table:table-cell>
        </table:table-row>
        <table:table-row table:style-name="ro1">
          <table:table-cell office:value-type="float" office:value="1652734927430440" calcext:value-type="float">
            <text:p>1652734927430440</text:p>
          </table:table-cell>
          <table:table-cell office:value-type="float" office:value="-0.218918" calcext:value-type="float">
            <text:p>-0.218918</text:p>
          </table:table-cell>
          <table:table-cell office:value-type="float" office:value="-0.157715" calcext:value-type="float">
            <text:p>-0.157715</text:p>
          </table:table-cell>
        </table:table-row>
        <table:table-row table:style-name="ro1">
          <table:table-cell office:value-type="float" office:value="1652734927539809" calcext:value-type="float">
            <text:p>1652734927539809</text:p>
          </table:table-cell>
          <table:table-cell office:value-type="float" office:value="-0.248906" calcext:value-type="float">
            <text:p>-0.248906</text:p>
          </table:table-cell>
          <table:table-cell office:value-type="float" office:value="-0.226198" calcext:value-type="float">
            <text:p>-0.226198</text:p>
          </table:table-cell>
        </table:table-row>
        <table:table-row table:style-name="ro1">
          <table:table-cell office:value-type="float" office:value="1652734927641158" calcext:value-type="float">
            <text:p>1652734927641158</text:p>
          </table:table-cell>
          <table:table-cell office:value-type="float" office:value="-0.245906" calcext:value-type="float">
            <text:p>-0.245906</text:p>
          </table:table-cell>
          <table:table-cell office:value-type="float" office:value="-0.283492" calcext:value-type="float">
            <text:p>-0.283492</text:p>
          </table:table-cell>
        </table:table-row>
        <table:table-row table:style-name="ro1">
          <table:table-cell office:value-type="float" office:value="1652734927760221" calcext:value-type="float">
            <text:p>1652734927760221</text:p>
          </table:table-cell>
          <table:table-cell office:value-type="float" office:value="-0.215918" calcext:value-type="float">
            <text:p>-0.215918</text:p>
          </table:table-cell>
          <table:table-cell office:value-type="float" office:value="-0.295441" calcext:value-type="float">
            <text:p>-0.295441</text:p>
          </table:table-cell>
        </table:table-row>
        <table:table-row table:style-name="ro1">
          <table:table-cell office:value-type="float" office:value="1652734927867206" calcext:value-type="float">
            <text:p>1652734927867206</text:p>
          </table:table-cell>
          <table:table-cell office:value-type="float" office:value="-0.179929" calcext:value-type="float">
            <text:p>-0.179929</text:p>
          </table:table-cell>
          <table:table-cell office:value-type="float" office:value="-0.29804" calcext:value-type="float">
            <text:p>-0.29804</text:p>
          </table:table-cell>
        </table:table-row>
        <table:table-row table:style-name="ro1">
          <table:table-cell office:value-type="float" office:value="1652734927957309" calcext:value-type="float">
            <text:p>1652734927957309</text:p>
          </table:table-cell>
          <table:table-cell office:value-type="float" office:value="-0.182929" calcext:value-type="float">
            <text:p>-0.182929</text:p>
          </table:table-cell>
          <table:table-cell office:value-type="float" office:value="-0.292912" calcext:value-type="float">
            <text:p>-0.292912</text:p>
          </table:table-cell>
        </table:table-row>
        <table:table-row table:style-name="ro1">
          <table:table-cell office:value-type="float" office:value="1652734928062423" calcext:value-type="float">
            <text:p>1652734928062423</text:p>
          </table:table-cell>
          <table:table-cell office:value-type="float" office:value="-0.170936" calcext:value-type="float">
            <text:p>-0.170936</text:p>
          </table:table-cell>
          <table:table-cell office:value-type="float" office:value="-0.375874" calcext:value-type="float">
            <text:p>-0.375874</text:p>
          </table:table-cell>
        </table:table-row>
        <table:table-row table:style-name="ro1">
          <table:table-cell office:value-type="float" office:value="1652734928167196" calcext:value-type="float">
            <text:p>1652734928167196</text:p>
          </table:table-cell>
          <table:table-cell office:value-type="float" office:value="-0.0929649" calcext:value-type="float">
            <text:p>-0.0929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8285310" calcext:value-type="float">
            <text:p>16527349282853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8373275" calcext:value-type="float">
            <text:p>16527349283732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8503587" calcext:value-type="float">
            <text:p>16527349285035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8583472" calcext:value-type="float">
            <text:p>1652734928583472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8672891" calcext:value-type="float">
            <text:p>1652734928672891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28780537" calcext:value-type="float">
            <text:p>16527349287805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8894036" calcext:value-type="float">
            <text:p>16527349288940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8995564" calcext:value-type="float">
            <text:p>16527349289955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092974" calcext:value-type="float">
            <text:p>16527349290929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200778" calcext:value-type="float">
            <text:p>16527349292007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310480" calcext:value-type="float">
            <text:p>16527349293104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402130" calcext:value-type="float">
            <text:p>16527349294021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464363" calcext:value-type="float">
            <text:p>16527349294643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615843" calcext:value-type="float">
            <text:p>16527349296158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678694" calcext:value-type="float">
            <text:p>16527349296786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786372" calcext:value-type="float">
            <text:p>16527349297863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929827" calcext:value-type="float">
            <text:p>16527349299298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29990081" calcext:value-type="float">
            <text:p>16527349299900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106833" calcext:value-type="float">
            <text:p>16527349301068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205834" calcext:value-type="float">
            <text:p>1652734930205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343229" calcext:value-type="float">
            <text:p>16527349303432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405118" calcext:value-type="float">
            <text:p>16527349304051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524411" calcext:value-type="float">
            <text:p>16527349305244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661678" calcext:value-type="float">
            <text:p>16527349306616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716617" calcext:value-type="float">
            <text:p>16527349307166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822336" calcext:value-type="float">
            <text:p>16527349308223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0940709" calcext:value-type="float">
            <text:p>16527349309407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038001" calcext:value-type="float">
            <text:p>16527349310380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136756" calcext:value-type="float">
            <text:p>16527349311367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238447" calcext:value-type="float">
            <text:p>16527349312384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341763" calcext:value-type="float">
            <text:p>16527349313417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448648" calcext:value-type="float">
            <text:p>16527349314486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560313" calcext:value-type="float">
            <text:p>16527349315603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684645" calcext:value-type="float">
            <text:p>16527349316846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1764389" calcext:value-type="float">
            <text:p>1652734931764389</text:p>
          </table:table-cell>
          <table:table-cell office:value-type="float" office:value="-0.00899288" calcext:value-type="float">
            <text:p>-0.00899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1907413" calcext:value-type="float">
            <text:p>1652734931907413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1977562" calcext:value-type="float">
            <text:p>16527349319775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079308" calcext:value-type="float">
            <text:p>16527349320793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177080" calcext:value-type="float">
            <text:p>16527349321770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300427" calcext:value-type="float">
            <text:p>16527349323004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403861" calcext:value-type="float">
            <text:p>16527349324038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497869" calcext:value-type="float">
            <text:p>16527349324978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601658" calcext:value-type="float">
            <text:p>16527349326016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724098" calcext:value-type="float">
            <text:p>16527349327240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806508" calcext:value-type="float">
            <text:p>16527349328065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2930244" calcext:value-type="float">
            <text:p>16527349329302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016804" calcext:value-type="float">
            <text:p>165273493301680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133189" calcext:value-type="float">
            <text:p>16527349331331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221725" calcext:value-type="float">
            <text:p>16527349332217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328428" calcext:value-type="float">
            <text:p>16527349333284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459507" calcext:value-type="float">
            <text:p>16527349334595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542965" calcext:value-type="float">
            <text:p>16527349335429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644951" calcext:value-type="float">
            <text:p>16527349336449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778000" calcext:value-type="float">
            <text:p>165273493377800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3851363" calcext:value-type="float">
            <text:p>1652734933851363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3963994" calcext:value-type="float">
            <text:p>16527349339639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4063063" calcext:value-type="float">
            <text:p>16527349340630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4174369" calcext:value-type="float">
            <text:p>16527349341743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4272308" calcext:value-type="float">
            <text:p>16527349342723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4384725" calcext:value-type="float">
            <text:p>16527349343847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4481175" calcext:value-type="float">
            <text:p>1652734934481175</text:p>
          </table:table-cell>
          <table:table-cell office:value-type="float" office:value="-0" calcext:value-type="float">
            <text:p>0</text:p>
          </table:table-cell>
          <table:table-cell office:value-type="float" office:value="-0.161375" calcext:value-type="float">
            <text:p>-0.161375</text:p>
          </table:table-cell>
        </table:table-row>
        <table:table-row table:style-name="ro1">
          <table:table-cell office:value-type="float" office:value="1652734934580081" calcext:value-type="float">
            <text:p>1652734934580081</text:p>
          </table:table-cell>
          <table:table-cell office:value-type="float" office:value="-0" calcext:value-type="float">
            <text:p>0</text:p>
          </table:table-cell>
          <table:table-cell office:value-type="float" office:value="-0.166478" calcext:value-type="float">
            <text:p>-0.166478</text:p>
          </table:table-cell>
        </table:table-row>
        <table:table-row table:style-name="ro1">
          <table:table-cell office:value-type="float" office:value="1652734934693830" calcext:value-type="float">
            <text:p>1652734934693830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-0.139786" calcext:value-type="float">
            <text:p>-0.139786</text:p>
          </table:table-cell>
        </table:table-row>
        <table:table-row table:style-name="ro1">
          <table:table-cell office:value-type="float" office:value="1652734934796815" calcext:value-type="float">
            <text:p>1652734934796815</text:p>
          </table:table-cell>
          <table:table-cell office:value-type="float" office:value="-0.137947" calcext:value-type="float">
            <text:p>-0.137947</text:p>
          </table:table-cell>
          <table:table-cell office:value-type="float" office:value="-0.145258" calcext:value-type="float">
            <text:p>-0.145258</text:p>
          </table:table-cell>
        </table:table-row>
        <table:table-row table:style-name="ro1">
          <table:table-cell office:value-type="float" office:value="1652734934892079" calcext:value-type="float">
            <text:p>1652734934892079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-0.098223" calcext:value-type="float">
            <text:p>-0.098223</text:p>
          </table:table-cell>
        </table:table-row>
        <table:table-row table:style-name="ro1">
          <table:table-cell office:value-type="float" office:value="1652734934994638" calcext:value-type="float">
            <text:p>1652734934994638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-0.0877371" calcext:value-type="float">
            <text:p>-0.0877371</text:p>
          </table:table-cell>
        </table:table-row>
        <table:table-row table:style-name="ro1">
          <table:table-cell office:value-type="float" office:value="1652734935101962" calcext:value-type="float">
            <text:p>1652734935101962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-0.102154" calcext:value-type="float">
            <text:p>-0.102154</text:p>
          </table:table-cell>
        </table:table-row>
        <table:table-row table:style-name="ro1">
          <table:table-cell office:value-type="float" office:value="1652734935200968" calcext:value-type="float">
            <text:p>1652734935200968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-0.12144" calcext:value-type="float">
            <text:p>-0.12144</text:p>
          </table:table-cell>
        </table:table-row>
        <table:table-row table:style-name="ro1">
          <table:table-cell office:value-type="float" office:value="1652734935311367" calcext:value-type="float">
            <text:p>1652734935311367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07792" calcext:value-type="float">
            <text:p>-0.07792</text:p>
          </table:table-cell>
        </table:table-row>
        <table:table-row table:style-name="ro1">
          <table:table-cell office:value-type="float" office:value="1652734935400415" calcext:value-type="float">
            <text:p>1652734935400415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08328" calcext:value-type="float">
            <text:p>-0.108328</text:p>
          </table:table-cell>
        </table:table-row>
        <table:table-row table:style-name="ro1">
          <table:table-cell office:value-type="float" office:value="1652734935510270" calcext:value-type="float">
            <text:p>1652734935510270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70883" calcext:value-type="float">
            <text:p>-0.170883</text:p>
          </table:table-cell>
        </table:table-row>
        <table:table-row table:style-name="ro1">
          <table:table-cell office:value-type="float" office:value="1652734935617760" calcext:value-type="float">
            <text:p>1652734935617760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08958" calcext:value-type="float">
            <text:p>-0.08958</text:p>
          </table:table-cell>
        </table:table-row>
        <table:table-row table:style-name="ro1">
          <table:table-cell office:value-type="float" office:value="1652734935711768" calcext:value-type="float">
            <text:p>1652734935711768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081452" calcext:value-type="float">
            <text:p>-0.081452</text:p>
          </table:table-cell>
        </table:table-row>
        <table:table-row table:style-name="ro1">
          <table:table-cell office:value-type="float" office:value="1652734935819708" calcext:value-type="float">
            <text:p>1652734935819708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23266" calcext:value-type="float">
            <text:p>-0.123266</text:p>
          </table:table-cell>
        </table:table-row>
        <table:table-row table:style-name="ro1">
          <table:table-cell office:value-type="float" office:value="1652734935931836" calcext:value-type="float">
            <text:p>1652734935931836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145811" calcext:value-type="float">
            <text:p>-0.145811</text:p>
          </table:table-cell>
        </table:table-row>
        <table:table-row table:style-name="ro1">
          <table:table-cell office:value-type="float" office:value="1652734936031461" calcext:value-type="float">
            <text:p>1652734936031461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6133906" calcext:value-type="float">
            <text:p>1652734936133906</text:p>
          </table:table-cell>
          <table:table-cell office:value-type="float" office:value="-0.200924" calcext:value-type="float">
            <text:p>-0.200924</text:p>
          </table:table-cell>
          <table:table-cell office:value-type="float" office:value="-0.141897" calcext:value-type="float">
            <text:p>-0.141897</text:p>
          </table:table-cell>
        </table:table-row>
        <table:table-row table:style-name="ro1">
          <table:table-cell office:value-type="float" office:value="1652734936231125" calcext:value-type="float">
            <text:p>1652734936231125</text:p>
          </table:table-cell>
          <table:table-cell office:value-type="float" office:value="-0.209925" calcext:value-type="float">
            <text:p>-0.209925</text:p>
          </table:table-cell>
          <table:table-cell office:value-type="float" office:value="-0.176276" calcext:value-type="float">
            <text:p>-0.176276</text:p>
          </table:table-cell>
        </table:table-row>
        <table:table-row table:style-name="ro1">
          <table:table-cell office:value-type="float" office:value="1652734936341664" calcext:value-type="float">
            <text:p>1652734936341664</text:p>
          </table:table-cell>
          <table:table-cell office:value-type="float" office:value="-0.200924" calcext:value-type="float">
            <text:p>-0.20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6444967" calcext:value-type="float">
            <text:p>16527349364449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6545627" calcext:value-type="float">
            <text:p>16527349365456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6650107" calcext:value-type="float">
            <text:p>16527349366501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6753426" calcext:value-type="float">
            <text:p>16527349367534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6851847" calcext:value-type="float">
            <text:p>16527349368518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6961193" calcext:value-type="float">
            <text:p>1652734936961193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7075940" calcext:value-type="float">
            <text:p>1652734937075940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7161207" calcext:value-type="float">
            <text:p>16527349371612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7274083" calcext:value-type="float">
            <text:p>16527349372740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7364834" calcext:value-type="float">
            <text:p>1652734937364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7477672" calcext:value-type="float">
            <text:p>16527349374776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7582049" calcext:value-type="float">
            <text:p>16527349375820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7705045" calcext:value-type="float">
            <text:p>16527349377050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7788065" calcext:value-type="float">
            <text:p>1652734937788065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7892347" calcext:value-type="float">
            <text:p>1652734937892347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8004305" calcext:value-type="float">
            <text:p>16527349380043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110806" calcext:value-type="float">
            <text:p>16527349381108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142831" calcext:value-type="float">
            <text:p>16527349381428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308409" calcext:value-type="float">
            <text:p>16527349383084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352919" calcext:value-type="float">
            <text:p>1652734938352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480831" calcext:value-type="float">
            <text:p>16527349384808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602881" calcext:value-type="float">
            <text:p>16527349386028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693331" calcext:value-type="float">
            <text:p>16527349386933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808688" calcext:value-type="float">
            <text:p>16527349388086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8924503" calcext:value-type="float">
            <text:p>16527349389245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031939" calcext:value-type="float">
            <text:p>1652734939031939</text:p>
          </table:table-cell>
          <table:table-cell office:value-type="float" office:value="-0.00899288" calcext:value-type="float">
            <text:p>-0.00899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39128355" calcext:value-type="float">
            <text:p>16527349391283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234634" calcext:value-type="float">
            <text:p>16527349392346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339435" calcext:value-type="float">
            <text:p>165273493933943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412411" calcext:value-type="float">
            <text:p>16527349394124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532537" calcext:value-type="float">
            <text:p>16527349395325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604992" calcext:value-type="float">
            <text:p>1652734939604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735138" calcext:value-type="float">
            <text:p>16527349397351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828886" calcext:value-type="float">
            <text:p>16527349398288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39941812" calcext:value-type="float">
            <text:p>16527349399418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032772" calcext:value-type="float">
            <text:p>16527349400327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130745" calcext:value-type="float">
            <text:p>16527349401307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255453" calcext:value-type="float">
            <text:p>16527349402554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347802" calcext:value-type="float">
            <text:p>16527349403478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441688" calcext:value-type="float">
            <text:p>1652734940441688</text:p>
          </table:table-cell>
          <table:table-cell office:value-type="float" office:value="0.161943" calcext:value-type="float">
            <text:p>0.16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0545006" calcext:value-type="float">
            <text:p>1652734940545006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0667655" calcext:value-type="float">
            <text:p>16527349406676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764943" calcext:value-type="float">
            <text:p>16527349407649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876934" calcext:value-type="float">
            <text:p>16527349408769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0979721" calcext:value-type="float">
            <text:p>16527349409797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1090602" calcext:value-type="float">
            <text:p>165273494109060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1187254" calcext:value-type="float">
            <text:p>1652734941187254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-0.268627" calcext:value-type="float">
            <text:p>-0.268627</text:p>
          </table:table-cell>
        </table:table-row>
        <table:table-row table:style-name="ro1">
          <table:table-cell office:value-type="float" office:value="1652734941276876" calcext:value-type="float">
            <text:p>1652734941276876</text:p>
          </table:table-cell>
          <table:table-cell office:value-type="float" office:value="-0" calcext:value-type="float">
            <text:p>0</text:p>
          </table:table-cell>
          <table:table-cell office:value-type="float" office:value="-0.256743" calcext:value-type="float">
            <text:p>-0.256743</text:p>
          </table:table-cell>
        </table:table-row>
        <table:table-row table:style-name="ro1">
          <table:table-cell office:value-type="float" office:value="1652734941391763" calcext:value-type="float">
            <text:p>1652734941391763</text:p>
          </table:table-cell>
          <table:table-cell office:value-type="float" office:value="-0" calcext:value-type="float">
            <text:p>0</text:p>
          </table:table-cell>
          <table:table-cell office:value-type="float" office:value="-0.255182" calcext:value-type="float">
            <text:p>-0.255182</text:p>
          </table:table-cell>
        </table:table-row>
        <table:table-row table:style-name="ro1">
          <table:table-cell office:value-type="float" office:value="1652734941482793" calcext:value-type="float">
            <text:p>1652734941482793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204018" calcext:value-type="float">
            <text:p>-0.204018</text:p>
          </table:table-cell>
        </table:table-row>
        <table:table-row table:style-name="ro1">
          <table:table-cell office:value-type="float" office:value="1652734941590015" calcext:value-type="float">
            <text:p>1652734941590015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200848" calcext:value-type="float">
            <text:p>-0.200848</text:p>
          </table:table-cell>
        </table:table-row>
        <table:table-row table:style-name="ro1">
          <table:table-cell office:value-type="float" office:value="1652734941690554" calcext:value-type="float">
            <text:p>1652734941690554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-0.173561" calcext:value-type="float">
            <text:p>-0.173561</text:p>
          </table:table-cell>
        </table:table-row>
        <table:table-row table:style-name="ro1">
          <table:table-cell office:value-type="float" office:value="1652734941794269" calcext:value-type="float">
            <text:p>1652734941794269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-0.215903" calcext:value-type="float">
            <text:p>-0.215903</text:p>
          </table:table-cell>
        </table:table-row>
        <table:table-row table:style-name="ro1">
          <table:table-cell office:value-type="float" office:value="1652734941898468" calcext:value-type="float">
            <text:p>1652734941898468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67532" calcext:value-type="float">
            <text:p>-0.167532</text:p>
          </table:table-cell>
        </table:table-row>
        <table:table-row table:style-name="ro1">
          <table:table-cell office:value-type="float" office:value="1652734942006871" calcext:value-type="float">
            <text:p>1652734942006871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44554" calcext:value-type="float">
            <text:p>-0.144554</text:p>
          </table:table-cell>
        </table:table-row>
        <table:table-row table:style-name="ro1">
          <table:table-cell office:value-type="float" office:value="1652734942121400" calcext:value-type="float">
            <text:p>1652734942121400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219852" calcext:value-type="float">
            <text:p>-0.219852</text:p>
          </table:table-cell>
        </table:table-row>
        <table:table-row table:style-name="ro1">
          <table:table-cell office:value-type="float" office:value="1652734942227162" calcext:value-type="float">
            <text:p>1652734942227162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85091" calcext:value-type="float">
            <text:p>-0.185091</text:p>
          </table:table-cell>
        </table:table-row>
        <table:table-row table:style-name="ro1">
          <table:table-cell office:value-type="float" office:value="1652734942322310" calcext:value-type="float">
            <text:p>1652734942322310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834" calcext:value-type="float">
            <text:p>-0.1834</text:p>
          </table:table-cell>
        </table:table-row>
        <table:table-row table:style-name="ro1">
          <table:table-cell office:value-type="float" office:value="1652734942425502" calcext:value-type="float">
            <text:p>1652734942425502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62926" calcext:value-type="float">
            <text:p>-0.162926</text:p>
          </table:table-cell>
        </table:table-row>
        <table:table-row table:style-name="ro1">
          <table:table-cell office:value-type="float" office:value="1652734942529700" calcext:value-type="float">
            <text:p>1652734942529700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-0.225959" calcext:value-type="float">
            <text:p>-0.225959</text:p>
          </table:table-cell>
        </table:table-row>
        <table:table-row table:style-name="ro1">
          <table:table-cell office:value-type="float" office:value="1652734942627911" calcext:value-type="float">
            <text:p>1652734942627911</text:p>
          </table:table-cell>
          <table:table-cell office:value-type="float" office:value="-0" calcext:value-type="float">
            <text:p>0</text:p>
          </table:table-cell>
          <table:table-cell office:value-type="float" office:value="-0.250247" calcext:value-type="float">
            <text:p>-0.250247</text:p>
          </table:table-cell>
        </table:table-row>
        <table:table-row table:style-name="ro1">
          <table:table-cell office:value-type="float" office:value="1652734942728178" calcext:value-type="float">
            <text:p>1652734942728178</text:p>
          </table:table-cell>
          <table:table-cell office:value-type="float" office:value="-0" calcext:value-type="float">
            <text:p>0</text:p>
          </table:table-cell>
          <table:table-cell office:value-type="float" office:value="-0.167532" calcext:value-type="float">
            <text:p>-0.167532</text:p>
          </table:table-cell>
        </table:table-row>
        <table:table-row table:style-name="ro1">
          <table:table-cell office:value-type="float" office:value="1652734942831306" calcext:value-type="float">
            <text:p>1652734942831306</text:p>
          </table:table-cell>
          <table:table-cell office:value-type="float" office:value="-0" calcext:value-type="float">
            <text:p>0</text:p>
          </table:table-cell>
          <table:table-cell office:value-type="float" office:value="-0.191184" calcext:value-type="float">
            <text:p>-0.191184</text:p>
          </table:table-cell>
        </table:table-row>
        <table:table-row table:style-name="ro1">
          <table:table-cell office:value-type="float" office:value="1652734942948397" calcext:value-type="float">
            <text:p>1652734942948397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-0.220494" calcext:value-type="float">
            <text:p>-0.220494</text:p>
          </table:table-cell>
        </table:table-row>
        <table:table-row table:style-name="ro1">
          <table:table-cell office:value-type="float" office:value="1652734943045140" calcext:value-type="float">
            <text:p>1652734943045140</text:p>
          </table:table-cell>
          <table:table-cell office:value-type="float" office:value="-0.0689691" calcext:value-type="float">
            <text:p>-0.0689691</text:p>
          </table:table-cell>
          <table:table-cell office:value-type="float" office:value="-0.221924" calcext:value-type="float">
            <text:p>-0.221924</text:p>
          </table:table-cell>
        </table:table-row>
        <table:table-row table:style-name="ro1">
          <table:table-cell office:value-type="float" office:value="1652734943148936" calcext:value-type="float">
            <text:p>1652734943148936</text:p>
          </table:table-cell>
          <table:table-cell office:value-type="float" office:value="-0" calcext:value-type="float">
            <text:p>0</text:p>
          </table:table-cell>
          <table:table-cell office:value-type="float" office:value="-0.196318" calcext:value-type="float">
            <text:p>-0.196318</text:p>
          </table:table-cell>
        </table:table-row>
        <table:table-row table:style-name="ro1">
          <table:table-cell office:value-type="float" office:value="1652734943253515" calcext:value-type="float">
            <text:p>1652734943253515</text:p>
          </table:table-cell>
          <table:table-cell office:value-type="float" office:value="-0" calcext:value-type="float">
            <text:p>0</text:p>
          </table:table-cell>
          <table:table-cell office:value-type="float" office:value="-0.200467" calcext:value-type="float">
            <text:p>-0.200467</text:p>
          </table:table-cell>
        </table:table-row>
        <table:table-row table:style-name="ro1">
          <table:table-cell office:value-type="float" office:value="1652734943360123" calcext:value-type="float">
            <text:p>1652734943360123</text:p>
          </table:table-cell>
          <table:table-cell office:value-type="float" office:value="-0" calcext:value-type="float">
            <text:p>0</text:p>
          </table:table-cell>
          <table:table-cell office:value-type="float" office:value="-0.156971" calcext:value-type="float">
            <text:p>-0.156971</text:p>
          </table:table-cell>
        </table:table-row>
        <table:table-row table:style-name="ro1">
          <table:table-cell office:value-type="float" office:value="1652734943458533" calcext:value-type="float">
            <text:p>1652734943458533</text:p>
          </table:table-cell>
          <table:table-cell office:value-type="float" office:value="-0.0119935" calcext:value-type="float">
            <text:p>-0.0119935</text:p>
          </table:table-cell>
          <table:table-cell office:value-type="float" office:value="-0.172757" calcext:value-type="float">
            <text:p>-0.172757</text:p>
          </table:table-cell>
        </table:table-row>
        <table:table-row table:style-name="ro1">
          <table:table-cell office:value-type="float" office:value="1652734943560805" calcext:value-type="float">
            <text:p>1652734943560805</text:p>
          </table:table-cell>
          <table:table-cell office:value-type="float" office:value="-0.0119935" calcext:value-type="float">
            <text:p>-0.0119935</text:p>
          </table:table-cell>
          <table:table-cell office:value-type="float" office:value="-0.224024" calcext:value-type="float">
            <text:p>-0.224024</text:p>
          </table:table-cell>
        </table:table-row>
        <table:table-row table:style-name="ro1">
          <table:table-cell office:value-type="float" office:value="1652734943659956" calcext:value-type="float">
            <text:p>1652734943659956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203833" calcext:value-type="float">
            <text:p>-0.203833</text:p>
          </table:table-cell>
        </table:table-row>
        <table:table-row table:style-name="ro1">
          <table:table-cell office:value-type="float" office:value="1652734943768959" calcext:value-type="float">
            <text:p>1652734943768959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166723" calcext:value-type="float">
            <text:p>-0.166723</text:p>
          </table:table-cell>
        </table:table-row>
        <table:table-row table:style-name="ro1">
          <table:table-cell office:value-type="float" office:value="1652734943879366" calcext:value-type="float">
            <text:p>1652734943879366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0890496" calcext:value-type="float">
            <text:p>-0.0890496</text:p>
          </table:table-cell>
        </table:table-row>
        <table:table-row table:style-name="ro1">
          <table:table-cell office:value-type="float" office:value="1652734943981395" calcext:value-type="float">
            <text:p>1652734943981395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-0.145748" calcext:value-type="float">
            <text:p>-0.145748</text:p>
          </table:table-cell>
        </table:table-row>
        <table:table-row table:style-name="ro1">
          <table:table-cell office:value-type="float" office:value="1652734944077146" calcext:value-type="float">
            <text:p>1652734944077146</text:p>
          </table:table-cell>
          <table:table-cell office:value-type="float" office:value="-0.287896" calcext:value-type="float">
            <text:p>-0.287896</text:p>
          </table:table-cell>
          <table:table-cell office:value-type="float" office:value="-0.189412" calcext:value-type="float">
            <text:p>-0.189412</text:p>
          </table:table-cell>
        </table:table-row>
        <table:table-row table:style-name="ro1">
          <table:table-cell office:value-type="float" office:value="1652734944181516" calcext:value-type="float">
            <text:p>1652734944181516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56907" calcext:value-type="float">
            <text:p>-0.256907</text:p>
          </table:table-cell>
        </table:table-row>
        <table:table-row table:style-name="ro1">
          <table:table-cell office:value-type="float" office:value="1652734944288376" calcext:value-type="float">
            <text:p>1652734944288376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76219" calcext:value-type="float">
            <text:p>-0.276219</text:p>
          </table:table-cell>
        </table:table-row>
        <table:table-row table:style-name="ro1">
          <table:table-cell office:value-type="float" office:value="1652734944390379" calcext:value-type="float">
            <text:p>165273494439037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309199" calcext:value-type="float">
            <text:p>-0.309199</text:p>
          </table:table-cell>
        </table:table-row>
        <table:table-row table:style-name="ro1">
          <table:table-cell office:value-type="float" office:value="1652734944491502" calcext:value-type="float">
            <text:p>165273494449150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557431" calcext:value-type="float">
            <text:p>-0.557431</text:p>
          </table:table-cell>
        </table:table-row>
        <table:table-row table:style-name="ro1">
          <table:table-cell office:value-type="float" office:value="1652734944591072" calcext:value-type="float">
            <text:p>1652734944591072</text:p>
          </table:table-cell>
          <table:table-cell office:value-type="float" office:value="-0.251907" calcext:value-type="float">
            <text:p>-0.251907</text:p>
          </table:table-cell>
          <table:table-cell office:value-type="float" office:value="-0.318088" calcext:value-type="float">
            <text:p>-0.318088</text:p>
          </table:table-cell>
        </table:table-row>
        <table:table-row table:style-name="ro1">
          <table:table-cell office:value-type="float" office:value="1652734944694342" calcext:value-type="float">
            <text:p>1652734944694342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-0.347062" calcext:value-type="float">
            <text:p>-0.347062</text:p>
          </table:table-cell>
        </table:table-row>
        <table:table-row table:style-name="ro1">
          <table:table-cell office:value-type="float" office:value="1652734944814060" calcext:value-type="float">
            <text:p>1652734944814060</text:p>
          </table:table-cell>
          <table:table-cell office:value-type="float" office:value="-0" calcext:value-type="float">
            <text:p>0</text:p>
          </table:table-cell>
          <table:table-cell office:value-type="float" office:value="-0.370059" calcext:value-type="float">
            <text:p>-0.370059</text:p>
          </table:table-cell>
        </table:table-row>
        <table:table-row table:style-name="ro1">
          <table:table-cell office:value-type="float" office:value="1652734944909713" calcext:value-type="float">
            <text:p>1652734944909713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-0.228649" calcext:value-type="float">
            <text:p>-0.228649</text:p>
          </table:table-cell>
        </table:table-row>
        <table:table-row table:style-name="ro1">
          <table:table-cell office:value-type="float" office:value="1652734945010290" calcext:value-type="float">
            <text:p>1652734945010290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23654" calcext:value-type="float">
            <text:p>-0.223654</text:p>
          </table:table-cell>
        </table:table-row>
        <table:table-row table:style-name="ro1">
          <table:table-cell office:value-type="float" office:value="1652734945119783" calcext:value-type="float">
            <text:p>16527349451197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5229355" calcext:value-type="float">
            <text:p>165273494522935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5326889" calcext:value-type="float">
            <text:p>1652734945326889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5423728" calcext:value-type="float">
            <text:p>1652734945423728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5546926" calcext:value-type="float">
            <text:p>16527349455469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5634304" calcext:value-type="float">
            <text:p>1652734945634304</text:p>
          </table:table-cell>
          <table:table-cell office:value-type="float" office:value="-0.0209863" calcext:value-type="float">
            <text:p>-0.0209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5740258" calcext:value-type="float">
            <text:p>1652734945740258</text:p>
          </table:table-cell>
          <table:table-cell office:value-type="float" office:value="-0.278895" calcext:value-type="float">
            <text:p>-0.27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5843574" calcext:value-type="float">
            <text:p>1652734945843574</text:p>
          </table:table-cell>
          <table:table-cell office:value-type="float" office:value="-0.254908" calcext:value-type="float">
            <text:p>-0.254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5942599" calcext:value-type="float">
            <text:p>16527349459425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046495" calcext:value-type="float">
            <text:p>16527349460464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110886" calcext:value-type="float">
            <text:p>16527349461108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214796" calcext:value-type="float">
            <text:p>16527349462147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357362" calcext:value-type="float">
            <text:p>16527349463573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460965" calcext:value-type="float">
            <text:p>16527349464609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575664" calcext:value-type="float">
            <text:p>1652734946575664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6692957" calcext:value-type="float">
            <text:p>16527349466929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742538" calcext:value-type="float">
            <text:p>16527349467425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856129" calcext:value-type="float">
            <text:p>16527349468561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6986430" calcext:value-type="float">
            <text:p>16527349469864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7109987" calcext:value-type="float">
            <text:p>16527349471099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7162669" calcext:value-type="float">
            <text:p>1652734947162669</text:p>
          </table:table-cell>
          <table:table-cell office:value-type="float" office:value="-0.0299881" calcext:value-type="float">
            <text:p>-0.029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7264095" calcext:value-type="float">
            <text:p>1652734947264095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7372789" calcext:value-type="float">
            <text:p>1652734947372789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7479076" calcext:value-type="float">
            <text:p>16527349474790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7619277" calcext:value-type="float">
            <text:p>16527349476192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7725532" calcext:value-type="float">
            <text:p>16527349477255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7793638" calcext:value-type="float">
            <text:p>16527349477936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7903581" calcext:value-type="float">
            <text:p>16527349479035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007309" calcext:value-type="float">
            <text:p>16527349480073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122410" calcext:value-type="float">
            <text:p>16527349481224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245260" calcext:value-type="float">
            <text:p>16527349482452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311763" calcext:value-type="float">
            <text:p>16527349483117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417624" calcext:value-type="float">
            <text:p>16527349484176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527266" calcext:value-type="float">
            <text:p>16527349485272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8626869" calcext:value-type="float">
            <text:p>1652734948626869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8743567" calcext:value-type="float">
            <text:p>1652734948743567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8856899" calcext:value-type="float">
            <text:p>1652734948856899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8939718" calcext:value-type="float">
            <text:p>1652734948939718</text:p>
          </table:table-cell>
          <table:table-cell office:value-type="float" office:value="0.0809714" calcext:value-type="float">
            <text:p>0.080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045928" calcext:value-type="float">
            <text:p>165273494904592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155297" calcext:value-type="float">
            <text:p>1652734949155297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258285" calcext:value-type="float">
            <text:p>1652734949258285</text:p>
          </table:table-cell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362012" calcext:value-type="float">
            <text:p>1652734949362012</text:p>
          </table:table-cell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463365" calcext:value-type="float">
            <text:p>1652734949463365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560339" calcext:value-type="float">
            <text:p>1652734949560339</text:p>
          </table:table-cell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666644" calcext:value-type="float">
            <text:p>1652734949666644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49777076" calcext:value-type="float">
            <text:p>16527349497770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9882092" calcext:value-type="float">
            <text:p>16527349498820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49984368" calcext:value-type="float">
            <text:p>16527349499843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092959" calcext:value-type="float">
            <text:p>16527349500929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220233" calcext:value-type="float">
            <text:p>165273495022023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289683" calcext:value-type="float">
            <text:p>16527349502896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389038" calcext:value-type="float">
            <text:p>16527349503890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490894" calcext:value-type="float">
            <text:p>16527349504908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592547" calcext:value-type="float">
            <text:p>16527349505925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700531" calcext:value-type="float">
            <text:p>16527349507005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0804830" calcext:value-type="float">
            <text:p>1652734950804830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0916533" calcext:value-type="float">
            <text:p>1652734950916533</text:p>
          </table:table-cell>
          <table:table-cell office:value-type="float" office:value="0.0479916" calcext:value-type="float">
            <text:p>0.0479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011680" calcext:value-type="float">
            <text:p>1652734951011680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116704" calcext:value-type="float">
            <text:p>1652734951116704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223841" calcext:value-type="float">
            <text:p>165273495122384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327040" calcext:value-type="float">
            <text:p>1652734951327040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425054" calcext:value-type="float">
            <text:p>1652734951425054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540915" calcext:value-type="float">
            <text:p>1652734951540915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637191" calcext:value-type="float">
            <text:p>1652734951637191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729445" calcext:value-type="float">
            <text:p>1652734951729445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837274" calcext:value-type="float">
            <text:p>1652734951837274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1940394" calcext:value-type="float">
            <text:p>16527349519403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2050460" calcext:value-type="float">
            <text:p>1652734952050460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0756131" calcext:value-type="float">
            <text:p>-0.0756131</text:p>
          </table:table-cell>
        </table:table-row>
        <table:table-row table:style-name="ro1">
          <table:table-cell office:value-type="float" office:value="1652734952167068" calcext:value-type="float">
            <text:p>1652734952167068</text:p>
          </table:table-cell>
          <table:table-cell office:value-type="float" office:value="-0.173936" calcext:value-type="float">
            <text:p>-0.173936</text:p>
          </table:table-cell>
          <table:table-cell office:value-type="float" office:value="-0.212546" calcext:value-type="float">
            <text:p>-0.212546</text:p>
          </table:table-cell>
        </table:table-row>
        <table:table-row table:style-name="ro1">
          <table:table-cell office:value-type="float" office:value="1652734952248846" calcext:value-type="float">
            <text:p>1652734952248846</text:p>
          </table:table-cell>
          <table:table-cell office:value-type="float" office:value="-0.173936" calcext:value-type="float">
            <text:p>-0.173936</text:p>
          </table:table-cell>
          <table:table-cell office:value-type="float" office:value="-0.0892683" calcext:value-type="float">
            <text:p>-0.0892683</text:p>
          </table:table-cell>
        </table:table-row>
        <table:table-row table:style-name="ro1">
          <table:table-cell office:value-type="float" office:value="1652734952360764" calcext:value-type="float">
            <text:p>1652734952360764</text:p>
          </table:table-cell>
          <table:table-cell office:value-type="float" office:value="-0.200924" calcext:value-type="float">
            <text:p>-0.200924</text:p>
          </table:table-cell>
          <table:table-cell office:value-type="float" office:value="-0.174507" calcext:value-type="float">
            <text:p>-0.174507</text:p>
          </table:table-cell>
        </table:table-row>
        <table:table-row table:style-name="ro1">
          <table:table-cell office:value-type="float" office:value="1652734952460864" calcext:value-type="float">
            <text:p>165273495246086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.0343213" calcext:value-type="float">
            <text:p>0.0343213</text:p>
          </table:table-cell>
        </table:table-row>
        <table:table-row table:style-name="ro1">
          <table:table-cell office:value-type="float" office:value="1652734952571062" calcext:value-type="float">
            <text:p>165273495257106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.060736" calcext:value-type="float">
            <text:p>0.060736</text:p>
          </table:table-cell>
        </table:table-row>
        <table:table-row table:style-name="ro1">
          <table:table-cell office:value-type="float" office:value="1652734952669735" calcext:value-type="float">
            <text:p>1652734952669735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0409607" calcext:value-type="float">
            <text:p>-0.0409607</text:p>
          </table:table-cell>
        </table:table-row>
        <table:table-row table:style-name="ro1">
          <table:table-cell office:value-type="float" office:value="1652734952773528" calcext:value-type="float">
            <text:p>1652734952773528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00132" calcext:value-type="float">
            <text:p>-0.200132</text:p>
          </table:table-cell>
        </table:table-row>
        <table:table-row table:style-name="ro1">
          <table:table-cell office:value-type="float" office:value="1652734952876294" calcext:value-type="float">
            <text:p>165273495287629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39548" calcext:value-type="float">
            <text:p>-0.139548</text:p>
          </table:table-cell>
        </table:table-row>
        <table:table-row table:style-name="ro1">
          <table:table-cell office:value-type="float" office:value="1652734952977254" calcext:value-type="float">
            <text:p>165273495297725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32956" calcext:value-type="float">
            <text:p>-0.132956</text:p>
          </table:table-cell>
        </table:table-row>
        <table:table-row table:style-name="ro1">
          <table:table-cell office:value-type="float" office:value="1652734953087641" calcext:value-type="float">
            <text:p>1652734953087641</text:p>
          </table:table-cell>
          <table:table-cell office:value-type="float" office:value="-0.278895" calcext:value-type="float">
            <text:p>-0.278895</text:p>
          </table:table-cell>
          <table:table-cell office:value-type="float" office:value="-0.0769453" calcext:value-type="float">
            <text:p>-0.0769453</text:p>
          </table:table-cell>
        </table:table-row>
        <table:table-row table:style-name="ro1">
          <table:table-cell office:value-type="float" office:value="1652734953193141" calcext:value-type="float">
            <text:p>1652734953193141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145679" calcext:value-type="float">
            <text:p>-0.145679</text:p>
          </table:table-cell>
        </table:table-row>
        <table:table-row table:style-name="ro1">
          <table:table-cell office:value-type="float" office:value="1652734953302139" calcext:value-type="float">
            <text:p>1652734953302139</text:p>
          </table:table-cell>
          <table:table-cell office:value-type="float" office:value="-0" calcext:value-type="float">
            <text:p>0</text:p>
          </table:table-cell>
          <table:table-cell office:value-type="float" office:value="-0.136864" calcext:value-type="float">
            <text:p>-0.136864</text:p>
          </table:table-cell>
        </table:table-row>
        <table:table-row table:style-name="ro1">
          <table:table-cell office:value-type="float" office:value="1652734953401056" calcext:value-type="float">
            <text:p>16527349534010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3512891" calcext:value-type="float">
            <text:p>16527349535128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3604556" calcext:value-type="float">
            <text:p>16527349536045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3708121" calcext:value-type="float">
            <text:p>1652734953708121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48963" calcext:value-type="float">
            <text:p>-0.248963</text:p>
          </table:table-cell>
        </table:table-row>
        <table:table-row table:style-name="ro1">
          <table:table-cell office:value-type="float" office:value="1652734953808442" calcext:value-type="float">
            <text:p>1652734953808442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26543" calcext:value-type="float">
            <text:p>-0.26543</text:p>
          </table:table-cell>
        </table:table-row>
        <table:table-row table:style-name="ro1">
          <table:table-cell office:value-type="float" office:value="1652734953916240" calcext:value-type="float">
            <text:p>1652734953916240</text:p>
          </table:table-cell>
          <table:table-cell office:value-type="float" office:value="-0.164934" calcext:value-type="float">
            <text:p>-0.164934</text:p>
          </table:table-cell>
          <table:table-cell office:value-type="float" office:value="-0.224711" calcext:value-type="float">
            <text:p>-0.224711</text:p>
          </table:table-cell>
        </table:table-row>
        <table:table-row table:style-name="ro1">
          <table:table-cell office:value-type="float" office:value="1652734954015478" calcext:value-type="float">
            <text:p>1652734954015478</text:p>
          </table:table-cell>
          <table:table-cell office:value-type="float" office:value="-0.164934" calcext:value-type="float">
            <text:p>-0.164934</text:p>
          </table:table-cell>
          <table:table-cell office:value-type="float" office:value="0.0277706" calcext:value-type="float">
            <text:p>0.0277706</text:p>
          </table:table-cell>
        </table:table-row>
        <table:table-row table:style-name="ro1">
          <table:table-cell office:value-type="float" office:value="1652734954124582" calcext:value-type="float">
            <text:p>1652734954124582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4220590" calcext:value-type="float">
            <text:p>1652734954220590</text:p>
          </table:table-cell>
          <table:table-cell office:value-type="float" office:value="-0" calcext:value-type="float">
            <text:p>0</text:p>
          </table:table-cell>
          <table:table-cell office:value-type="float" office:value="0.291457" calcext:value-type="float">
            <text:p>0.291457</text:p>
          </table:table-cell>
        </table:table-row>
        <table:table-row table:style-name="ro1">
          <table:table-cell office:value-type="float" office:value="1652734954323658" calcext:value-type="float">
            <text:p>1652734954323658</text:p>
          </table:table-cell>
          <table:table-cell office:value-type="float" office:value="-0" calcext:value-type="float">
            <text:p>0</text:p>
          </table:table-cell>
          <table:table-cell office:value-type="float" office:value="0.380506" calcext:value-type="float">
            <text:p>0.380506</text:p>
          </table:table-cell>
        </table:table-row>
        <table:table-row table:style-name="ro1">
          <table:table-cell office:value-type="float" office:value="1652734954529179" calcext:value-type="float">
            <text:p>16527349545291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4636506" calcext:value-type="float">
            <text:p>1652734954636506</text:p>
          </table:table-cell>
          <table:table-cell office:value-type="float" office:value="-0.167935" calcext:value-type="float">
            <text:p>-0.16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4729247" calcext:value-type="float">
            <text:p>1652734954729247</text:p>
          </table:table-cell>
          <table:table-cell office:value-type="float" office:value="-0.18893" calcext:value-type="float">
            <text:p>-0.1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4829946" calcext:value-type="float">
            <text:p>1652734954829946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4939435" calcext:value-type="float">
            <text:p>1652734954939435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5035487" calcext:value-type="float">
            <text:p>1652734955035487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5194654" calcext:value-type="float">
            <text:p>165273495519465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5210736" calcext:value-type="float">
            <text:p>1652734955210736</text:p>
          </table:table-cell>
          <table:table-cell office:value-type="float" office:value="0.212926" calcext:value-type="float">
            <text:p>0.21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5364514" calcext:value-type="float">
            <text:p>1652734955364514</text:p>
          </table:table-cell>
          <table:table-cell office:value-type="float" office:value="0.254917" calcext:value-type="float">
            <text:p>0.254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5435588" calcext:value-type="float">
            <text:p>1652734955435588</text:p>
          </table:table-cell>
          <table:table-cell office:value-type="float" office:value="-0" calcext:value-type="float">
            <text:p>0</text:p>
          </table:table-cell>
          <table:table-cell office:value-type="float" office:value="0.161837" calcext:value-type="float">
            <text:p>0.161837</text:p>
          </table:table-cell>
        </table:table-row>
        <table:table-row table:style-name="ro1">
          <table:table-cell office:value-type="float" office:value="1652734955557081" calcext:value-type="float">
            <text:p>16527349555570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5645174" calcext:value-type="float">
            <text:p>16527349556451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5770742" calcext:value-type="float">
            <text:p>16527349557707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5863989" calcext:value-type="float">
            <text:p>1652734955863989</text:p>
          </table:table-cell>
          <table:table-cell office:value-type="float" office:value="-0.278895" calcext:value-type="float">
            <text:p>-0.27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5979025" calcext:value-type="float">
            <text:p>16527349559790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6049825" calcext:value-type="float">
            <text:p>16527349560498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6154195" calcext:value-type="float">
            <text:p>16527349561541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6267725" calcext:value-type="float">
            <text:p>16527349562677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6398066" calcext:value-type="float">
            <text:p>16527349563980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6470963" calcext:value-type="float">
            <text:p>16527349564709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6587187" calcext:value-type="float">
            <text:p>1652734956587187</text:p>
          </table:table-cell>
          <table:table-cell office:value-type="float" office:value="-0" calcext:value-type="float">
            <text:p>0</text:p>
          </table:table-cell>
          <table:table-cell office:value-type="float" office:value="-0.409246" calcext:value-type="float">
            <text:p>-0.409246</text:p>
          </table:table-cell>
        </table:table-row>
        <table:table-row table:style-name="ro1">
          <table:table-cell office:value-type="float" office:value="1652734956684583" calcext:value-type="float">
            <text:p>1652734956684583</text:p>
          </table:table-cell>
          <table:table-cell office:value-type="float" office:value="-0" calcext:value-type="float">
            <text:p>0</text:p>
          </table:table-cell>
          <table:table-cell office:value-type="float" office:value="-0.347888" calcext:value-type="float">
            <text:p>-0.347888</text:p>
          </table:table-cell>
        </table:table-row>
        <table:table-row table:style-name="ro1">
          <table:table-cell office:value-type="float" office:value="1652734956784824" calcext:value-type="float">
            <text:p>1652734956784824</text:p>
          </table:table-cell>
          <table:table-cell office:value-type="float" office:value="-0" calcext:value-type="float">
            <text:p>0</text:p>
          </table:table-cell>
          <table:table-cell office:value-type="float" office:value="-0.328901" calcext:value-type="float">
            <text:p>-0.328901</text:p>
          </table:table-cell>
        </table:table-row>
        <table:table-row table:style-name="ro1">
          <table:table-cell office:value-type="float" office:value="1652734956926149" calcext:value-type="float">
            <text:p>1652734956926149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-0.222974" calcext:value-type="float">
            <text:p>-0.222974</text:p>
          </table:table-cell>
        </table:table-row>
        <table:table-row table:style-name="ro1">
          <table:table-cell office:value-type="float" office:value="1652734956990307" calcext:value-type="float">
            <text:p>1652734956990307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253322" calcext:value-type="float">
            <text:p>-0.253322</text:p>
          </table:table-cell>
        </table:table-row>
        <table:table-row table:style-name="ro1">
          <table:table-cell office:value-type="float" office:value="1652734957100689" calcext:value-type="float">
            <text:p>1652734957100689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301951" calcext:value-type="float">
            <text:p>-0.301951</text:p>
          </table:table-cell>
        </table:table-row>
        <table:table-row table:style-name="ro1">
          <table:table-cell office:value-type="float" office:value="1652734957199969" calcext:value-type="float">
            <text:p>1652734957199969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27234" calcext:value-type="float">
            <text:p>-0.27234</text:p>
          </table:table-cell>
        </table:table-row>
        <table:table-row table:style-name="ro1">
          <table:table-cell office:value-type="float" office:value="1652734957324801" calcext:value-type="float">
            <text:p>1652734957324801</text:p>
          </table:table-cell>
          <table:table-cell office:value-type="float" office:value="-0.0419816" calcext:value-type="float">
            <text:p>-0.0419816</text:p>
          </table:table-cell>
          <table:table-cell office:value-type="float" office:value="-0.202322" calcext:value-type="float">
            <text:p>-0.202322</text:p>
          </table:table-cell>
        </table:table-row>
        <table:table-row table:style-name="ro1">
          <table:table-cell office:value-type="float" office:value="1652734957409368" calcext:value-type="float">
            <text:p>1652734957409368</text:p>
          </table:table-cell>
          <table:table-cell office:value-type="float" office:value="-0.0299881" calcext:value-type="float">
            <text:p>-0.0299881</text:p>
          </table:table-cell>
          <table:table-cell office:value-type="float" office:value="-0.244141" calcext:value-type="float">
            <text:p>-0.244141</text:p>
          </table:table-cell>
        </table:table-row>
        <table:table-row table:style-name="ro1">
          <table:table-cell office:value-type="float" office:value="1652734957525265" calcext:value-type="float">
            <text:p>1652734957525265</text:p>
          </table:table-cell>
          <table:table-cell office:value-type="float" office:value="-0.0299881" calcext:value-type="float">
            <text:p>-0.0299881</text:p>
          </table:table-cell>
          <table:table-cell office:value-type="float" office:value="-0.104556" calcext:value-type="float">
            <text:p>-0.104556</text:p>
          </table:table-cell>
        </table:table-row>
        <table:table-row table:style-name="ro1">
          <table:table-cell office:value-type="float" office:value="1652734957636957" calcext:value-type="float">
            <text:p>1652734957636957</text:p>
          </table:table-cell>
          <table:table-cell office:value-type="float" office:value="-0.0299881" calcext:value-type="float">
            <text:p>-0.0299881</text:p>
          </table:table-cell>
          <table:table-cell office:value-type="float" office:value="-0.128145" calcext:value-type="float">
            <text:p>-0.128145</text:p>
          </table:table-cell>
        </table:table-row>
        <table:table-row table:style-name="ro1">
          <table:table-cell office:value-type="float" office:value="1652734957751661" calcext:value-type="float">
            <text:p>1652734957751661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-0.160445" calcext:value-type="float">
            <text:p>-0.160445</text:p>
          </table:table-cell>
        </table:table-row>
        <table:table-row table:style-name="ro1">
          <table:table-cell office:value-type="float" office:value="1652734957833262" calcext:value-type="float">
            <text:p>1652734957833262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-0.161642" calcext:value-type="float">
            <text:p>-0.161642</text:p>
          </table:table-cell>
        </table:table-row>
        <table:table-row table:style-name="ro1">
          <table:table-cell office:value-type="float" office:value="1652734957953398" calcext:value-type="float">
            <text:p>1652734957953398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37909" calcext:value-type="float">
            <text:p>-0.137909</text:p>
          </table:table-cell>
        </table:table-row>
        <table:table-row table:style-name="ro1">
          <table:table-cell office:value-type="float" office:value="1652734958052765" calcext:value-type="float">
            <text:p>1652734958052765</text:p>
          </table:table-cell>
          <table:table-cell office:value-type="float" office:value="-0.176937" calcext:value-type="float">
            <text:p>-0.176937</text:p>
          </table:table-cell>
          <table:table-cell office:value-type="float" office:value="-0.15173" calcext:value-type="float">
            <text:p>-0.15173</text:p>
          </table:table-cell>
        </table:table-row>
        <table:table-row table:style-name="ro1">
          <table:table-cell office:value-type="float" office:value="1652734958152826" calcext:value-type="float">
            <text:p>1652734958152826</text:p>
          </table:table-cell>
          <table:table-cell office:value-type="float" office:value="-0.191931" calcext:value-type="float">
            <text:p>-0.191931</text:p>
          </table:table-cell>
          <table:table-cell office:value-type="float" office:value="-0.199337" calcext:value-type="float">
            <text:p>-0.199337</text:p>
          </table:table-cell>
        </table:table-row>
        <table:table-row table:style-name="ro1">
          <table:table-cell office:value-type="float" office:value="1652734958256511" calcext:value-type="float">
            <text:p>1652734958256511</text:p>
          </table:table-cell>
          <table:table-cell office:value-type="float" office:value="-0.2639" calcext:value-type="float">
            <text:p>-0.2639</text:p>
          </table:table-cell>
          <table:table-cell office:value-type="float" office:value="-0.165149" calcext:value-type="float">
            <text:p>-0.165149</text:p>
          </table:table-cell>
        </table:table-row>
        <table:table-row table:style-name="ro1">
          <table:table-cell office:value-type="float" office:value="1652734958355487" calcext:value-type="float">
            <text:p>1652734958355487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35867" calcext:value-type="float">
            <text:p>-0.135867</text:p>
          </table:table-cell>
        </table:table-row>
        <table:table-row table:style-name="ro1">
          <table:table-cell office:value-type="float" office:value="1652734958464402" calcext:value-type="float">
            <text:p>165273495846440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86896" calcext:value-type="float">
            <text:p>-0.186896</text:p>
          </table:table-cell>
        </table:table-row>
        <table:table-row table:style-name="ro1">
          <table:table-cell office:value-type="float" office:value="1652734958580436" calcext:value-type="float">
            <text:p>1652734958580436</text:p>
          </table:table-cell>
          <table:table-cell office:value-type="float" office:value="-0.275894" calcext:value-type="float">
            <text:p>-0.275894</text:p>
          </table:table-cell>
          <table:table-cell office:value-type="float" office:value="-0.167432" calcext:value-type="float">
            <text:p>-0.167432</text:p>
          </table:table-cell>
        </table:table-row>
        <table:table-row table:style-name="ro1">
          <table:table-cell office:value-type="float" office:value="1652734958656657" calcext:value-type="float">
            <text:p>1652734958656657</text:p>
          </table:table-cell>
          <table:table-cell office:value-type="float" office:value="-0.173936" calcext:value-type="float">
            <text:p>-0.173936</text:p>
          </table:table-cell>
          <table:table-cell office:value-type="float" office:value="-0.224112" calcext:value-type="float">
            <text:p>-0.224112</text:p>
          </table:table-cell>
        </table:table-row>
        <table:table-row table:style-name="ro1">
          <table:table-cell office:value-type="float" office:value="1652734958768029" calcext:value-type="float">
            <text:p>1652734958768029</text:p>
          </table:table-cell>
          <table:table-cell office:value-type="float" office:value="-0.101958" calcext:value-type="float">
            <text:p>-0.10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8873274" calcext:value-type="float">
            <text:p>1652734958873274</text:p>
          </table:table-cell>
          <table:table-cell office:value-type="float" office:value="-0.137947" calcext:value-type="float">
            <text:p>-0.13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8976688" calcext:value-type="float">
            <text:p>1652734958976688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9088981" calcext:value-type="float">
            <text:p>1652734959088981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9195652" calcext:value-type="float">
            <text:p>1652734959195652</text:p>
          </table:table-cell>
          <table:table-cell office:value-type="float" office:value="-0" calcext:value-type="float">
            <text:p>0</text:p>
          </table:table-cell>
          <table:table-cell office:value-type="float" office:value="0.372988" calcext:value-type="float">
            <text:p>0.372988</text:p>
          </table:table-cell>
        </table:table-row>
        <table:table-row table:style-name="ro1">
          <table:table-cell office:value-type="float" office:value="1652734959288917" calcext:value-type="float">
            <text:p>16527349592889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9389402" calcext:value-type="float">
            <text:p>1652734959389402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59500571" calcext:value-type="float">
            <text:p>16527349595005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9602758" calcext:value-type="float">
            <text:p>16527349596027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9682558" calcext:value-type="float">
            <text:p>16527349596825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9797724" calcext:value-type="float">
            <text:p>16527349597977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59910424" calcext:value-type="float">
            <text:p>16527349599104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027703" calcext:value-type="float">
            <text:p>165273496002770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110325" calcext:value-type="float">
            <text:p>16527349601103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235993" calcext:value-type="float">
            <text:p>165273496023599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319067" calcext:value-type="float">
            <text:p>1652734960319067</text:p>
          </table:table-cell>
          <table:table-cell office:value-type="float" office:value="-0.0959654" calcext:value-type="float">
            <text:p>-0.0959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0418164" calcext:value-type="float">
            <text:p>16527349604181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518929" calcext:value-type="float">
            <text:p>165273496051892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620863" calcext:value-type="float">
            <text:p>16527349606208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741746" calcext:value-type="float">
            <text:p>16527349607417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835192" calcext:value-type="float">
            <text:p>16527349608351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0938758" calcext:value-type="float">
            <text:p>16527349609387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038378" calcext:value-type="float">
            <text:p>165273496103837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145573" calcext:value-type="float">
            <text:p>16527349611455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255583" calcext:value-type="float">
            <text:p>16527349612555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355095" calcext:value-type="float">
            <text:p>16527349613550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459174" calcext:value-type="float">
            <text:p>16527349614591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554713" calcext:value-type="float">
            <text:p>16527349615547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671294" calcext:value-type="float">
            <text:p>16527349616712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757851" calcext:value-type="float">
            <text:p>16527349617578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857728" calcext:value-type="float">
            <text:p>16527349618577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1981460" calcext:value-type="float">
            <text:p>16527349619814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068175" calcext:value-type="float">
            <text:p>1652734962068175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2171914" calcext:value-type="float">
            <text:p>1652734962171914</text:p>
          </table:table-cell>
          <table:table-cell office:value-type="float" office:value="-0" calcext:value-type="float">
            <text:p>0</text:p>
          </table:table-cell>
          <table:table-cell office:value-type="float" office:value="0.437338" calcext:value-type="float">
            <text:p>0.437338</text:p>
          </table:table-cell>
        </table:table-row>
        <table:table-row table:style-name="ro1">
          <table:table-cell office:value-type="float" office:value="1652734962276323" calcext:value-type="float">
            <text:p>16527349622763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389564" calcext:value-type="float">
            <text:p>16527349623895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490589" calcext:value-type="float">
            <text:p>165273496249058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560220" calcext:value-type="float">
            <text:p>16527349625602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675375" calcext:value-type="float">
            <text:p>16527349626753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758620" calcext:value-type="float">
            <text:p>1652734962758620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2889910" calcext:value-type="float">
            <text:p>16527349628899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2995766" calcext:value-type="float">
            <text:p>16527349629957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3103181" calcext:value-type="float">
            <text:p>16527349631031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3207938" calcext:value-type="float">
            <text:p>165273496320793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3285609" calcext:value-type="float">
            <text:p>16527349632856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3398788" calcext:value-type="float">
            <text:p>1652734963398788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-0.15625" calcext:value-type="float">
            <text:p>-0.15625</text:p>
          </table:table-cell>
        </table:table-row>
        <table:table-row table:style-name="ro1">
          <table:table-cell office:value-type="float" office:value="1652734963500654" calcext:value-type="float">
            <text:p>1652734963500654</text:p>
          </table:table-cell>
          <table:table-cell office:value-type="float" office:value="-0.00599229" calcext:value-type="float">
            <text:p>-0.00599229</text:p>
          </table:table-cell>
          <table:table-cell office:value-type="float" office:value="-0.178267" calcext:value-type="float">
            <text:p>-0.178267</text:p>
          </table:table-cell>
        </table:table-row>
        <table:table-row table:style-name="ro1">
          <table:table-cell office:value-type="float" office:value="1652734963618634" calcext:value-type="float">
            <text:p>1652734963618634</text:p>
          </table:table-cell>
          <table:table-cell office:value-type="float" office:value="-0.0959654" calcext:value-type="float">
            <text:p>-0.0959654</text:p>
          </table:table-cell>
          <table:table-cell office:value-type="float" office:value="-0.206723" calcext:value-type="float">
            <text:p>-0.206723</text:p>
          </table:table-cell>
        </table:table-row>
        <table:table-row table:style-name="ro1">
          <table:table-cell office:value-type="float" office:value="1652734963736861" calcext:value-type="float">
            <text:p>1652734963736861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199803" calcext:value-type="float">
            <text:p>-0.199803</text:p>
          </table:table-cell>
        </table:table-row>
        <table:table-row table:style-name="ro1">
          <table:table-cell office:value-type="float" office:value="1652734963836661" calcext:value-type="float">
            <text:p>1652734963836661</text:p>
          </table:table-cell>
          <table:table-cell office:value-type="float" office:value="-0.242905" calcext:value-type="float">
            <text:p>-0.242905</text:p>
          </table:table-cell>
          <table:table-cell office:value-type="float" office:value="-0.10956" calcext:value-type="float">
            <text:p>-0.10956</text:p>
          </table:table-cell>
        </table:table-row>
        <table:table-row table:style-name="ro1">
          <table:table-cell office:value-type="float" office:value="1652734963934460" calcext:value-type="float">
            <text:p>1652734963934460</text:p>
          </table:table-cell>
          <table:table-cell office:value-type="float" office:value="-0.242905" calcext:value-type="float">
            <text:p>-0.242905</text:p>
          </table:table-cell>
          <table:table-cell office:value-type="float" office:value="-0.134321" calcext:value-type="float">
            <text:p>-0.134321</text:p>
          </table:table-cell>
        </table:table-row>
        <table:table-row table:style-name="ro1">
          <table:table-cell office:value-type="float" office:value="1652734964006453" calcext:value-type="float">
            <text:p>1652734964006453</text:p>
          </table:table-cell>
          <table:table-cell office:value-type="float" office:value="-0.236913" calcext:value-type="float">
            <text:p>-0.236913</text:p>
          </table:table-cell>
          <table:table-cell office:value-type="float" office:value="-0.159738" calcext:value-type="float">
            <text:p>-0.159738</text:p>
          </table:table-cell>
        </table:table-row>
        <table:table-row table:style-name="ro1">
          <table:table-cell office:value-type="float" office:value="1652734964138576" calcext:value-type="float">
            <text:p>1652734964138576</text:p>
          </table:table-cell>
          <table:table-cell office:value-type="float" office:value="-0.191931" calcext:value-type="float">
            <text:p>-0.191931</text:p>
          </table:table-cell>
          <table:table-cell office:value-type="float" office:value="-0.127038" calcext:value-type="float">
            <text:p>-0.127038</text:p>
          </table:table-cell>
        </table:table-row>
        <table:table-row table:style-name="ro1">
          <table:table-cell office:value-type="float" office:value="1652734964239874" calcext:value-type="float">
            <text:p>1652734964239874</text:p>
          </table:table-cell>
          <table:table-cell office:value-type="float" office:value="-0.0989571" calcext:value-type="float">
            <text:p>-0.0989571</text:p>
          </table:table-cell>
          <table:table-cell office:value-type="float" office:value="-0.131212" calcext:value-type="float">
            <text:p>-0.131212</text:p>
          </table:table-cell>
        </table:table-row>
        <table:table-row table:style-name="ro1">
          <table:table-cell office:value-type="float" office:value="1652734964321609" calcext:value-type="float">
            <text:p>1652734964321609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-0.100847" calcext:value-type="float">
            <text:p>-0.100847</text:p>
          </table:table-cell>
        </table:table-row>
        <table:table-row table:style-name="ro1">
          <table:table-cell office:value-type="float" office:value="1652734964424667" calcext:value-type="float">
            <text:p>1652734964424667</text:p>
          </table:table-cell>
          <table:table-cell office:value-type="float" office:value="-0" calcext:value-type="float">
            <text:p>0</text:p>
          </table:table-cell>
          <table:table-cell office:value-type="float" office:value="-0.11884" calcext:value-type="float">
            <text:p>-0.11884</text:p>
          </table:table-cell>
        </table:table-row>
        <table:table-row table:style-name="ro1">
          <table:table-cell office:value-type="float" office:value="1652734964552124" calcext:value-type="float">
            <text:p>1652734964552124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106514" calcext:value-type="float">
            <text:p>-0.106514</text:p>
          </table:table-cell>
        </table:table-row>
        <table:table-row table:style-name="ro1">
          <table:table-cell office:value-type="float" office:value="1652734964634445" calcext:value-type="float">
            <text:p>1652734964634445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113639" calcext:value-type="float">
            <text:p>-0.113639</text:p>
          </table:table-cell>
        </table:table-row>
        <table:table-row table:style-name="ro1">
          <table:table-cell office:value-type="float" office:value="1652734964872702" calcext:value-type="float">
            <text:p>1652734964872702</text:p>
          </table:table-cell>
          <table:table-cell office:value-type="float" office:value="-0.281895" calcext:value-type="float">
            <text:p>-0.281895</text:p>
          </table:table-cell>
          <table:table-cell office:value-type="float" office:value="-0.181913" calcext:value-type="float">
            <text:p>-0.181913</text:p>
          </table:table-cell>
        </table:table-row>
        <table:table-row table:style-name="ro1">
          <table:table-cell office:value-type="float" office:value="1652734964940485" calcext:value-type="float">
            <text:p>1652734964940485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5046625" calcext:value-type="float">
            <text:p>1652734965046625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65726" calcext:value-type="float">
            <text:p>-0.165726</text:p>
          </table:table-cell>
        </table:table-row>
        <table:table-row table:style-name="ro1">
          <table:table-cell office:value-type="float" office:value="1652734965153715" calcext:value-type="float">
            <text:p>1652734965153715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83586" calcext:value-type="float">
            <text:p>-0.183586</text:p>
          </table:table-cell>
        </table:table-row>
        <table:table-row table:style-name="ro1">
          <table:table-cell office:value-type="float" office:value="1652734965256004" calcext:value-type="float">
            <text:p>165273496525600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5358630" calcext:value-type="float">
            <text:p>1652734965358630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5474481" calcext:value-type="float">
            <text:p>16527349654744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5589998" calcext:value-type="float">
            <text:p>16527349655899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5693474" calcext:value-type="float">
            <text:p>1652734965693474</text:p>
          </table:table-cell>
          <table:table-cell office:value-type="float" office:value="-0" calcext:value-type="float">
            <text:p>0</text:p>
          </table:table-cell>
          <table:table-cell office:value-type="float" office:value="0.380506" calcext:value-type="float">
            <text:p>0.380506</text:p>
          </table:table-cell>
        </table:table-row>
        <table:table-row table:style-name="ro1">
          <table:table-cell office:value-type="float" office:value="1652734965798382" calcext:value-type="float">
            <text:p>16527349657983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5886213" calcext:value-type="float">
            <text:p>1652734965886213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6006348" calcext:value-type="float">
            <text:p>165273496600634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109222" calcext:value-type="float">
            <text:p>16527349661092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209598" calcext:value-type="float">
            <text:p>16527349662095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308537" calcext:value-type="float">
            <text:p>165273496630853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405467" calcext:value-type="float">
            <text:p>16527349664054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510769" calcext:value-type="float">
            <text:p>165273496651076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624790" calcext:value-type="float">
            <text:p>16527349666247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732819" calcext:value-type="float">
            <text:p>16527349667328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823979" calcext:value-type="float">
            <text:p>16527349668239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6930161" calcext:value-type="float">
            <text:p>1652734966930161</text:p>
          </table:table-cell>
          <table:table-cell office:value-type="float" office:value="-0.152941" calcext:value-type="float">
            <text:p>-0.15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7039281" calcext:value-type="float">
            <text:p>16527349670392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147376" calcext:value-type="float">
            <text:p>16527349671473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248972" calcext:value-type="float">
            <text:p>1652734967248972</text:p>
          </table:table-cell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7356652" calcext:value-type="float">
            <text:p>16527349673566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452443" calcext:value-type="float">
            <text:p>165273496745244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572736" calcext:value-type="float">
            <text:p>16527349675727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678898" calcext:value-type="float">
            <text:p>16527349676788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769234" calcext:value-type="float">
            <text:p>16527349677692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878595" calcext:value-type="float">
            <text:p>16527349678785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7972817" calcext:value-type="float">
            <text:p>165273496797281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082295" calcext:value-type="float">
            <text:p>16527349680822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175583" calcext:value-type="float">
            <text:p>165273496817558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276673" calcext:value-type="float">
            <text:p>16527349682766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390250" calcext:value-type="float">
            <text:p>16527349683902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489777" calcext:value-type="float">
            <text:p>1652734968489777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8587254" calcext:value-type="float">
            <text:p>1652734968587254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8703162" calcext:value-type="float">
            <text:p>16527349687031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804424" calcext:value-type="float">
            <text:p>16527349688044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8905782" calcext:value-type="float">
            <text:p>1652734968905782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9015474" calcext:value-type="float">
            <text:p>1652734969015474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9122845" calcext:value-type="float">
            <text:p>1652734969122845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69210881" calcext:value-type="float">
            <text:p>165273496921088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9314147" calcext:value-type="float">
            <text:p>16527349693141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69419166" calcext:value-type="float">
            <text:p>1652734969419166</text:p>
          </table:table-cell>
          <table:table-cell office:value-type="float" office:value="-0" calcext:value-type="float">
            <text:p>0</text:p>
          </table:table-cell>
          <table:table-cell office:value-type="float" office:value="-0.0733973" calcext:value-type="float">
            <text:p>-0.0733973</text:p>
          </table:table-cell>
        </table:table-row>
        <table:table-row table:style-name="ro1">
          <table:table-cell office:value-type="float" office:value="1652734969536934" calcext:value-type="float">
            <text:p>1652734969536934</text:p>
          </table:table-cell>
          <table:table-cell office:value-type="float" office:value="-0.170936" calcext:value-type="float">
            <text:p>-0.170936</text:p>
          </table:table-cell>
          <table:table-cell office:value-type="float" office:value="-0.137289" calcext:value-type="float">
            <text:p>-0.137289</text:p>
          </table:table-cell>
        </table:table-row>
        <table:table-row table:style-name="ro1">
          <table:table-cell office:value-type="float" office:value="1652734969619513" calcext:value-type="float">
            <text:p>1652734969619513</text:p>
          </table:table-cell>
          <table:table-cell office:value-type="float" office:value="-0.110959" calcext:value-type="float">
            <text:p>-0.110959</text:p>
          </table:table-cell>
          <table:table-cell office:value-type="float" office:value="-0.125769" calcext:value-type="float">
            <text:p>-0.125769</text:p>
          </table:table-cell>
        </table:table-row>
        <table:table-row table:style-name="ro1">
          <table:table-cell office:value-type="float" office:value="1652734969738605" calcext:value-type="float">
            <text:p>1652734969738605</text:p>
          </table:table-cell>
          <table:table-cell office:value-type="float" office:value="-0" calcext:value-type="float">
            <text:p>0</text:p>
          </table:table-cell>
          <table:table-cell office:value-type="float" office:value="-0.28473" calcext:value-type="float">
            <text:p>-0.28473</text:p>
          </table:table-cell>
        </table:table-row>
        <table:table-row table:style-name="ro1">
          <table:table-cell office:value-type="float" office:value="1652734969840833" calcext:value-type="float">
            <text:p>1652734969840833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-0.209722" calcext:value-type="float">
            <text:p>-0.209722</text:p>
          </table:table-cell>
        </table:table-row>
        <table:table-row table:style-name="ro1">
          <table:table-cell office:value-type="float" office:value="1652734969954236" calcext:value-type="float">
            <text:p>1652734969954236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0065426" calcext:value-type="float">
            <text:p>1652734970065426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153544" calcext:value-type="float">
            <text:p>-0.153544</text:p>
          </table:table-cell>
        </table:table-row>
        <table:table-row table:style-name="ro1">
          <table:table-cell office:value-type="float" office:value="1652734970151637" calcext:value-type="float">
            <text:p>1652734970151637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160901" calcext:value-type="float">
            <text:p>-0.160901</text:p>
          </table:table-cell>
        </table:table-row>
        <table:table-row table:style-name="ro1">
          <table:table-cell office:value-type="float" office:value="1652734970252995" calcext:value-type="float">
            <text:p>1652734970252995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197396" calcext:value-type="float">
            <text:p>-0.197396</text:p>
          </table:table-cell>
        </table:table-row>
        <table:table-row table:style-name="ro1">
          <table:table-cell office:value-type="float" office:value="1652734970350212" calcext:value-type="float">
            <text:p>1652734970350212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161678" calcext:value-type="float">
            <text:p>-0.161678</text:p>
          </table:table-cell>
        </table:table-row>
        <table:table-row table:style-name="ro1">
          <table:table-cell office:value-type="float" office:value="1652734970465244" calcext:value-type="float">
            <text:p>1652734970465244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-0.173076" calcext:value-type="float">
            <text:p>-0.173076</text:p>
          </table:table-cell>
        </table:table-row>
        <table:table-row table:style-name="ro1">
          <table:table-cell office:value-type="float" office:value="1652734970561227" calcext:value-type="float">
            <text:p>1652734970561227</text:p>
          </table:table-cell>
          <table:table-cell office:value-type="float" office:value="-0.164934" calcext:value-type="float">
            <text:p>-0.164934</text:p>
          </table:table-cell>
          <table:table-cell office:value-type="float" office:value="-0.116709" calcext:value-type="float">
            <text:p>-0.116709</text:p>
          </table:table-cell>
        </table:table-row>
        <table:table-row table:style-name="ro1">
          <table:table-cell office:value-type="float" office:value="1652734970663532" calcext:value-type="float">
            <text:p>1652734970663532</text:p>
          </table:table-cell>
          <table:table-cell office:value-type="float" office:value="-0.128954" calcext:value-type="float">
            <text:p>-0.128954</text:p>
          </table:table-cell>
          <table:table-cell office:value-type="float" office:value="-0.134664" calcext:value-type="float">
            <text:p>-0.134664</text:p>
          </table:table-cell>
        </table:table-row>
        <table:table-row table:style-name="ro1">
          <table:table-cell office:value-type="float" office:value="1652734970764832" calcext:value-type="float">
            <text:p>1652734970764832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53544" calcext:value-type="float">
            <text:p>-0.153544</text:p>
          </table:table-cell>
        </table:table-row>
        <table:table-row table:style-name="ro1">
          <table:table-cell office:value-type="float" office:value="1652734970870226" calcext:value-type="float">
            <text:p>1652734970870226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74672" calcext:value-type="float">
            <text:p>-0.174672</text:p>
          </table:table-cell>
        </table:table-row>
        <table:table-row table:style-name="ro1">
          <table:table-cell office:value-type="float" office:value="1652734970970797" calcext:value-type="float">
            <text:p>1652734970970797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92169" calcext:value-type="float">
            <text:p>-0.192169</text:p>
          </table:table-cell>
        </table:table-row>
        <table:table-row table:style-name="ro1">
          <table:table-cell office:value-type="float" office:value="1652734971077556" calcext:value-type="float">
            <text:p>1652734971077556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-0.176618" calcext:value-type="float">
            <text:p>-0.176618</text:p>
          </table:table-cell>
        </table:table-row>
        <table:table-row table:style-name="ro1">
          <table:table-cell office:value-type="float" office:value="1652734971189204" calcext:value-type="float">
            <text:p>1652734971189204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122461" calcext:value-type="float">
            <text:p>-0.122461</text:p>
          </table:table-cell>
        </table:table-row>
        <table:table-row table:style-name="ro1">
          <table:table-cell office:value-type="float" office:value="1652734971278903" calcext:value-type="float">
            <text:p>1652734971278903</text:p>
          </table:table-cell>
          <table:table-cell office:value-type="float" office:value="-0.0479827" calcext:value-type="float">
            <text:p>-0.0479827</text:p>
          </table:table-cell>
          <table:table-cell office:value-type="float" office:value="-0.125216" calcext:value-type="float">
            <text:p>-0.125216</text:p>
          </table:table-cell>
        </table:table-row>
        <table:table-row table:style-name="ro1">
          <table:table-cell office:value-type="float" office:value="1652734971385509" calcext:value-type="float">
            <text:p>1652734971385509</text:p>
          </table:table-cell>
          <table:table-cell office:value-type="float" office:value="-0.0359804" calcext:value-type="float">
            <text:p>-0.0359804</text:p>
          </table:table-cell>
          <table:table-cell office:value-type="float" office:value="-0.139221" calcext:value-type="float">
            <text:p>-0.139221</text:p>
          </table:table-cell>
        </table:table-row>
        <table:table-row table:style-name="ro1">
          <table:table-cell office:value-type="float" office:value="1652734971498182" calcext:value-type="float">
            <text:p>1652734971498182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-0.156025" calcext:value-type="float">
            <text:p>-0.156025</text:p>
          </table:table-cell>
        </table:table-row>
        <table:table-row table:style-name="ro1">
          <table:table-cell office:value-type="float" office:value="1652734971598186" calcext:value-type="float">
            <text:p>1652734971598186</text:p>
          </table:table-cell>
          <table:table-cell office:value-type="float" office:value="-0" calcext:value-type="float">
            <text:p>0</text:p>
          </table:table-cell>
          <table:table-cell office:value-type="float" office:value="-0.164358" calcext:value-type="float">
            <text:p>-0.164358</text:p>
          </table:table-cell>
        </table:table-row>
        <table:table-row table:style-name="ro1">
          <table:table-cell office:value-type="float" office:value="1652734971698399" calcext:value-type="float">
            <text:p>1652734971698399</text:p>
          </table:table-cell>
          <table:table-cell office:value-type="float" office:value="-0" calcext:value-type="float">
            <text:p>0</text:p>
          </table:table-cell>
          <table:table-cell office:value-type="float" office:value="-0.173956" calcext:value-type="float">
            <text:p>-0.173956</text:p>
          </table:table-cell>
        </table:table-row>
        <table:table-row table:style-name="ro1">
          <table:table-cell office:value-type="float" office:value="1652734971804930" calcext:value-type="float">
            <text:p>165273497180493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1906629" calcext:value-type="float">
            <text:p>1652734971906629</text:p>
          </table:table-cell>
          <table:table-cell office:value-type="float" office:value="-0" calcext:value-type="float">
            <text:p>0</text:p>
          </table:table-cell>
          <table:table-cell office:value-type="float" office:value="-0.125389" calcext:value-type="float">
            <text:p>-0.125389</text:p>
          </table:table-cell>
        </table:table-row>
        <table:table-row table:style-name="ro1">
          <table:table-cell office:value-type="float" office:value="1652734972004788" calcext:value-type="float">
            <text:p>16527349720047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2128641" calcext:value-type="float">
            <text:p>1652734972128641</text:p>
          </table:table-cell>
          <table:table-cell office:value-type="float" office:value="-0.0119935" calcext:value-type="float">
            <text:p>-0.0119935</text:p>
          </table:table-cell>
          <table:table-cell office:value-type="float" office:value="-0.146823" calcext:value-type="float">
            <text:p>-0.146823</text:p>
          </table:table-cell>
        </table:table-row>
        <table:table-row table:style-name="ro1">
          <table:table-cell office:value-type="float" office:value="1652734972218290" calcext:value-type="float">
            <text:p>1652734972218290</text:p>
          </table:table-cell>
          <table:table-cell office:value-type="float" office:value="-0.113951" calcext:value-type="float">
            <text:p>-0.113951</text:p>
          </table:table-cell>
          <table:table-cell office:value-type="float" office:value="-0.161092" calcext:value-type="float">
            <text:p>-0.161092</text:p>
          </table:table-cell>
        </table:table-row>
        <table:table-row table:style-name="ro1">
          <table:table-cell office:value-type="float" office:value="1652734972302533" calcext:value-type="float">
            <text:p>1652734972302533</text:p>
          </table:table-cell>
          <table:table-cell office:value-type="float" office:value="-0.0569756" calcext:value-type="float">
            <text:p>-0.0569756</text:p>
          </table:table-cell>
          <table:table-cell office:value-type="float" office:value="-0.194152" calcext:value-type="float">
            <text:p>-0.194152</text:p>
          </table:table-cell>
        </table:table-row>
        <table:table-row table:style-name="ro1">
          <table:table-cell office:value-type="float" office:value="1652734972389483" calcext:value-type="float">
            <text:p>1652734972389483</text:p>
          </table:table-cell>
          <table:table-cell office:value-type="float" office:value="-0" calcext:value-type="float">
            <text:p>0</text:p>
          </table:table-cell>
          <table:table-cell office:value-type="float" office:value="-0.143383" calcext:value-type="float">
            <text:p>-0.143383</text:p>
          </table:table-cell>
        </table:table-row>
        <table:table-row table:style-name="ro1">
          <table:table-cell office:value-type="float" office:value="1652734972491176" calcext:value-type="float">
            <text:p>1652734972491176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-0.16351" calcext:value-type="float">
            <text:p>-0.16351</text:p>
          </table:table-cell>
        </table:table-row>
        <table:table-row table:style-name="ro1">
          <table:table-cell office:value-type="float" office:value="1652734972606819" calcext:value-type="float">
            <text:p>1652734972606819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-0.121492" calcext:value-type="float">
            <text:p>-0.121492</text:p>
          </table:table-cell>
        </table:table-row>
        <table:table-row table:style-name="ro1">
          <table:table-cell office:value-type="float" office:value="1652734972686906" calcext:value-type="float">
            <text:p>1652734972686906</text:p>
          </table:table-cell>
          <table:table-cell office:value-type="float" office:value="-0.14694" calcext:value-type="float">
            <text:p>-0.14694</text:p>
          </table:table-cell>
          <table:table-cell office:value-type="float" office:value="-0.119036" calcext:value-type="float">
            <text:p>-0.119036</text:p>
          </table:table-cell>
        </table:table-row>
        <table:table-row table:style-name="ro1">
          <table:table-cell office:value-type="float" office:value="1652734972814191" calcext:value-type="float">
            <text:p>1652734972814191</text:p>
          </table:table-cell>
          <table:table-cell office:value-type="float" office:value="-0.128954" calcext:value-type="float">
            <text:p>-0.128954</text:p>
          </table:table-cell>
          <table:table-cell office:value-type="float" office:value="-0.144874" calcext:value-type="float">
            <text:p>-0.144874</text:p>
          </table:table-cell>
        </table:table-row>
        <table:table-row table:style-name="ro1">
          <table:table-cell office:value-type="float" office:value="1652734972930080" calcext:value-type="float">
            <text:p>1652734972930080</text:p>
          </table:table-cell>
          <table:table-cell office:value-type="float" office:value="-0.128954" calcext:value-type="float">
            <text:p>-0.128954</text:p>
          </table:table-cell>
          <table:table-cell office:value-type="float" office:value="-0.178012" calcext:value-type="float">
            <text:p>-0.178012</text:p>
          </table:table-cell>
        </table:table-row>
        <table:table-row table:style-name="ro1">
          <table:table-cell office:value-type="float" office:value="1652734973045679" calcext:value-type="float">
            <text:p>1652734973045679</text:p>
          </table:table-cell>
          <table:table-cell office:value-type="float" office:value="-0.128954" calcext:value-type="float">
            <text:p>-0.128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3115409" calcext:value-type="float">
            <text:p>1652734973115409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3246675" calcext:value-type="float">
            <text:p>16527349732466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3349426" calcext:value-type="float">
            <text:p>16527349733494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3413950" calcext:value-type="float">
            <text:p>16527349734139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3541866" calcext:value-type="float">
            <text:p>1652734973541866</text:p>
          </table:table-cell>
          <table:table-cell office:value-type="float" office:value="-0.203924" calcext:value-type="float">
            <text:p>-0.203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3651498" calcext:value-type="float">
            <text:p>1652734973651498</text:p>
          </table:table-cell>
          <table:table-cell office:value-type="float" office:value="-0.22492" calcext:value-type="float">
            <text:p>-0.2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3766482" calcext:value-type="float">
            <text:p>1652734973766482</text:p>
          </table:table-cell>
          <table:table-cell office:value-type="float" office:value="-0.18893" calcext:value-type="float">
            <text:p>-0.18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3848691" calcext:value-type="float">
            <text:p>16527349738486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3970160" calcext:value-type="float">
            <text:p>16527349739701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048957" calcext:value-type="float">
            <text:p>165273497404895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180199" calcext:value-type="float">
            <text:p>1652734974180199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4264652" calcext:value-type="float">
            <text:p>1652734974264652</text:p>
          </table:table-cell>
          <table:table-cell office:value-type="float" office:value="0.098966" calcext:value-type="float">
            <text:p>0.09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4384261" calcext:value-type="float">
            <text:p>16527349743842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481591" calcext:value-type="float">
            <text:p>165273497448159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589852" calcext:value-type="float">
            <text:p>16527349745898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696056" calcext:value-type="float">
            <text:p>16527349746960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805751" calcext:value-type="float">
            <text:p>16527349748057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4876618" calcext:value-type="float">
            <text:p>16527349748766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5000316" calcext:value-type="float">
            <text:p>1652734975000316</text:p>
          </table:table-cell>
          <table:table-cell office:value-type="float" office:value="0.00900175" calcext:value-type="float">
            <text:p>0.0090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5086165" calcext:value-type="float">
            <text:p>165273497508616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5207948" calcext:value-type="float">
            <text:p>1652734975207948</text:p>
          </table:table-cell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5295503" calcext:value-type="float">
            <text:p>1652734975295503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5392557" calcext:value-type="float">
            <text:p>1652734975392557</text:p>
          </table:table-cell>
          <table:table-cell office:value-type="float" office:value="0.119961" calcext:value-type="float">
            <text:p>0.119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5543263" calcext:value-type="float">
            <text:p>1652734975543263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5607191" calcext:value-type="float">
            <text:p>1652734975607191</text:p>
          </table:table-cell>
          <table:table-cell office:value-type="float" office:value="0.00600117" calcext:value-type="float">
            <text:p>0.0060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5716224" calcext:value-type="float">
            <text:p>16527349757162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5824128" calcext:value-type="float">
            <text:p>165273497582412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5900617" calcext:value-type="float">
            <text:p>1652734975900617</text:p>
          </table:table-cell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6003309" calcext:value-type="float">
            <text:p>1652734976003309</text:p>
          </table:table-cell>
          <table:table-cell office:value-type="float" office:value="0.215927" calcext:value-type="float">
            <text:p>0.21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6127607" calcext:value-type="float">
            <text:p>165273497612760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6219870" calcext:value-type="float">
            <text:p>165273497621987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6330921" calcext:value-type="float">
            <text:p>1652734976330921</text:p>
          </table:table-cell>
          <table:table-cell office:value-type="float" office:value="-0" calcext:value-type="float">
            <text:p>0</text:p>
          </table:table-cell>
          <table:table-cell office:value-type="float" office:value="-0.113062" calcext:value-type="float">
            <text:p>-0.113062</text:p>
          </table:table-cell>
        </table:table-row>
        <table:table-row table:style-name="ro1">
          <table:table-cell office:value-type="float" office:value="1652734976441814" calcext:value-type="float">
            <text:p>1652734976441814</text:p>
          </table:table-cell>
          <table:table-cell office:value-type="float" office:value="-0.236913" calcext:value-type="float">
            <text:p>-0.236913</text:p>
          </table:table-cell>
          <table:table-cell office:value-type="float" office:value="-0.173671" calcext:value-type="float">
            <text:p>-0.173671</text:p>
          </table:table-cell>
        </table:table-row>
        <table:table-row table:style-name="ro1">
          <table:table-cell office:value-type="float" office:value="1652734976544748" calcext:value-type="float">
            <text:p>1652734976544748</text:p>
          </table:table-cell>
          <table:table-cell office:value-type="float" office:value="-0.257908" calcext:value-type="float">
            <text:p>-0.25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6654121" calcext:value-type="float">
            <text:p>1652734976654121</text:p>
          </table:table-cell>
          <table:table-cell office:value-type="float" office:value="-0.227911" calcext:value-type="float">
            <text:p>-0.227911</text:p>
          </table:table-cell>
          <table:table-cell office:value-type="float" office:value="-0.154261" calcext:value-type="float">
            <text:p>-0.154261</text:p>
          </table:table-cell>
        </table:table-row>
        <table:table-row table:style-name="ro1">
          <table:table-cell office:value-type="float" office:value="1652734976748268" calcext:value-type="float">
            <text:p>1652734976748268</text:p>
          </table:table-cell>
          <table:table-cell office:value-type="float" office:value="-0.221919" calcext:value-type="float">
            <text:p>-0.22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6841049" calcext:value-type="float">
            <text:p>1652734976841049</text:p>
          </table:table-cell>
          <table:table-cell office:value-type="float" office:value="-0.200924" calcext:value-type="float">
            <text:p>-0.200924</text:p>
          </table:table-cell>
          <table:table-cell office:value-type="float" office:value="-0.215702" calcext:value-type="float">
            <text:p>-0.215702</text:p>
          </table:table-cell>
        </table:table-row>
        <table:table-row table:style-name="ro1">
          <table:table-cell office:value-type="float" office:value="1652734976941430" calcext:value-type="float">
            <text:p>1652734976941430</text:p>
          </table:table-cell>
          <table:table-cell office:value-type="float" office:value="-0.179929" calcext:value-type="float">
            <text:p>-0.179929</text:p>
          </table:table-cell>
          <table:table-cell office:value-type="float" office:value="-0.193688" calcext:value-type="float">
            <text:p>-0.193688</text:p>
          </table:table-cell>
        </table:table-row>
        <table:table-row table:style-name="ro1">
          <table:table-cell office:value-type="float" office:value="1652734977067163" calcext:value-type="float">
            <text:p>1652734977067163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-0.128807" calcext:value-type="float">
            <text:p>-0.128807</text:p>
          </table:table-cell>
        </table:table-row>
        <table:table-row table:style-name="ro1">
          <table:table-cell office:value-type="float" office:value="1652734977162748" calcext:value-type="float">
            <text:p>1652734977162748</text:p>
          </table:table-cell>
          <table:table-cell office:value-type="float" office:value="-0.116952" calcext:value-type="float">
            <text:p>-0.116952</text:p>
          </table:table-cell>
          <table:table-cell office:value-type="float" office:value="-0.196163" calcext:value-type="float">
            <text:p>-0.196163</text:p>
          </table:table-cell>
        </table:table-row>
        <table:table-row table:style-name="ro1">
          <table:table-cell office:value-type="float" office:value="1652734977276543" calcext:value-type="float">
            <text:p>1652734977276543</text:p>
          </table:table-cell>
          <table:table-cell office:value-type="float" office:value="-0.0749702" calcext:value-type="float">
            <text:p>-0.0749702</text:p>
          </table:table-cell>
          <table:table-cell office:value-type="float" office:value="-0.165149" calcext:value-type="float">
            <text:p>-0.165149</text:p>
          </table:table-cell>
        </table:table-row>
        <table:table-row table:style-name="ro1">
          <table:table-cell office:value-type="float" office:value="1652734977382343" calcext:value-type="float">
            <text:p>1652734977382343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7470523" calcext:value-type="float">
            <text:p>16527349774705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7598467" calcext:value-type="float">
            <text:p>16527349775984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7688322" calcext:value-type="float">
            <text:p>1652734977688322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7794682" calcext:value-type="float">
            <text:p>1652734977794682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488334" calcext:value-type="float">
            <text:p>-0.488334</text:p>
          </table:table-cell>
        </table:table-row>
        <table:table-row table:style-name="ro1">
          <table:table-cell office:value-type="float" office:value="1652734977900614" calcext:value-type="float">
            <text:p>1652734977900614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-0.266252" calcext:value-type="float">
            <text:p>-0.266252</text:p>
          </table:table-cell>
        </table:table-row>
        <table:table-row table:style-name="ro1">
          <table:table-cell office:value-type="float" office:value="1652734978003402" calcext:value-type="float">
            <text:p>1652734978003402</text:p>
          </table:table-cell>
          <table:table-cell office:value-type="float" office:value="-0.134946" calcext:value-type="float">
            <text:p>-0.134946</text:p>
          </table:table-cell>
          <table:table-cell office:value-type="float" office:value="0.197396" calcext:value-type="float">
            <text:p>0.197396</text:p>
          </table:table-cell>
        </table:table-row>
        <table:table-row table:style-name="ro1">
          <table:table-cell office:value-type="float" office:value="1652734978090915" calcext:value-type="float">
            <text:p>1652734978090915</text:p>
          </table:table-cell>
          <table:table-cell office:value-type="float" office:value="-0.134946" calcext:value-type="float">
            <text:p>-0.134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8199865" calcext:value-type="float">
            <text:p>1652734978199865</text:p>
          </table:table-cell>
          <table:table-cell office:value-type="float" office:value="-0.134946" calcext:value-type="float">
            <text:p>-0.134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8336407" calcext:value-type="float">
            <text:p>1652734978336407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8399706" calcext:value-type="float">
            <text:p>16527349783997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8502351" calcext:value-type="float">
            <text:p>16527349785023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8614259" calcext:value-type="float">
            <text:p>165273497861425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8744746" calcext:value-type="float">
            <text:p>16527349787447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8816615" calcext:value-type="float">
            <text:p>165273497881661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8923040" calcext:value-type="float">
            <text:p>1652734978923040</text:p>
          </table:table-cell>
          <table:table-cell office:value-type="float" office:value="-0.00299171" calcext:value-type="float">
            <text:p>-0.00299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79040380" calcext:value-type="float">
            <text:p>16527349790403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140763" calcext:value-type="float">
            <text:p>165273497914076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236926" calcext:value-type="float">
            <text:p>16527349792369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344566" calcext:value-type="float">
            <text:p>16527349793445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442331" calcext:value-type="float">
            <text:p>16527349794423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535487" calcext:value-type="float">
            <text:p>16527349795354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645150" calcext:value-type="float">
            <text:p>165273497964515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753444" calcext:value-type="float">
            <text:p>165273497975344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862560" calcext:value-type="float">
            <text:p>165273497986256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79960586" calcext:value-type="float">
            <text:p>16527349799605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0073222" calcext:value-type="float">
            <text:p>165273498007322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0168774" calcext:value-type="float">
            <text:p>165273498016877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0277299" calcext:value-type="float">
            <text:p>1652734980277299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150746" calcext:value-type="float">
            <text:p>-0.150746</text:p>
          </table:table-cell>
        </table:table-row>
        <table:table-row table:style-name="ro1">
          <table:table-cell office:value-type="float" office:value="1652734980379079" calcext:value-type="float">
            <text:p>1652734980379079</text:p>
          </table:table-cell>
          <table:table-cell office:value-type="float" office:value="-0.0839631" calcext:value-type="float">
            <text:p>-0.0839631</text:p>
          </table:table-cell>
          <table:table-cell office:value-type="float" office:value="-0.183236" calcext:value-type="float">
            <text:p>-0.183236</text:p>
          </table:table-cell>
        </table:table-row>
        <table:table-row table:style-name="ro1">
          <table:table-cell office:value-type="float" office:value="1652734980483780" calcext:value-type="float">
            <text:p>1652734980483780</text:p>
          </table:table-cell>
          <table:table-cell office:value-type="float" office:value="-0.0899643" calcext:value-type="float">
            <text:p>-0.0899643</text:p>
          </table:table-cell>
          <table:table-cell office:value-type="float" office:value="-0.252806" calcext:value-type="float">
            <text:p>-0.252806</text:p>
          </table:table-cell>
        </table:table-row>
        <table:table-row table:style-name="ro1">
          <table:table-cell office:value-type="float" office:value="1652734980583920" calcext:value-type="float">
            <text:p>1652734980583920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-0.166195" calcext:value-type="float">
            <text:p>-0.166195</text:p>
          </table:table-cell>
        </table:table-row>
        <table:table-row table:style-name="ro1">
          <table:table-cell office:value-type="float" office:value="1652734980687196" calcext:value-type="float">
            <text:p>1652734980687196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-0.161308" calcext:value-type="float">
            <text:p>-0.161308</text:p>
          </table:table-cell>
        </table:table-row>
        <table:table-row table:style-name="ro1">
          <table:table-cell office:value-type="float" office:value="1652734980793972" calcext:value-type="float">
            <text:p>1652734980793972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-0.0789721" calcext:value-type="float">
            <text:p>-0.0789721</text:p>
          </table:table-cell>
        </table:table-row>
        <table:table-row table:style-name="ro1">
          <table:table-cell office:value-type="float" office:value="1652734980864619" calcext:value-type="float">
            <text:p>1652734980864619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-0.12359" calcext:value-type="float">
            <text:p>-0.12359</text:p>
          </table:table-cell>
        </table:table-row>
        <table:table-row table:style-name="ro1">
          <table:table-cell office:value-type="float" office:value="1652734981000587" calcext:value-type="float">
            <text:p>1652734981000587</text:p>
          </table:table-cell>
          <table:table-cell office:value-type="float" office:value="-0.122953" calcext:value-type="float">
            <text:p>-0.122953</text:p>
          </table:table-cell>
          <table:table-cell office:value-type="float" office:value="-0.258907" calcext:value-type="float">
            <text:p>-0.258907</text:p>
          </table:table-cell>
        </table:table-row>
        <table:table-row table:style-name="ro1">
          <table:table-cell office:value-type="float" office:value="1652734981105677" calcext:value-type="float">
            <text:p>1652734981105677</text:p>
          </table:table-cell>
          <table:table-cell office:value-type="float" office:value="-0.125954" calcext:value-type="float">
            <text:p>-0.125954</text:p>
          </table:table-cell>
          <table:table-cell office:value-type="float" office:value="-0.101526" calcext:value-type="float">
            <text:p>-0.101526</text:p>
          </table:table-cell>
        </table:table-row>
        <table:table-row table:style-name="ro1">
          <table:table-cell office:value-type="float" office:value="1652734981179041" calcext:value-type="float">
            <text:p>1652734981179041</text:p>
          </table:table-cell>
          <table:table-cell office:value-type="float" office:value="-0.182929" calcext:value-type="float">
            <text:p>-0.182929</text:p>
          </table:table-cell>
          <table:table-cell office:value-type="float" office:value="-0.116692" calcext:value-type="float">
            <text:p>-0.116692</text:p>
          </table:table-cell>
        </table:table-row>
        <table:table-row table:style-name="ro1">
          <table:table-cell office:value-type="float" office:value="1652734981331919" calcext:value-type="float">
            <text:p>1652734981331919</text:p>
          </table:table-cell>
          <table:table-cell office:value-type="float" office:value="-0.269902" calcext:value-type="float">
            <text:p>-0.269902</text:p>
          </table:table-cell>
          <table:table-cell office:value-type="float" office:value="-0.148608" calcext:value-type="float">
            <text:p>-0.148608</text:p>
          </table:table-cell>
        </table:table-row>
        <table:table-row table:style-name="ro1">
          <table:table-cell office:value-type="float" office:value="1652734981412800" calcext:value-type="float">
            <text:p>1652734981412800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35338" calcext:value-type="float">
            <text:p>-0.135338</text:p>
          </table:table-cell>
        </table:table-row>
        <table:table-row table:style-name="ro1">
          <table:table-cell office:value-type="float" office:value="1652734981496692" calcext:value-type="float">
            <text:p>165273498149669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51089" calcext:value-type="float">
            <text:p>-0.151089</text:p>
          </table:table-cell>
        </table:table-row>
        <table:table-row table:style-name="ro1">
          <table:table-cell office:value-type="float" office:value="1652734981625249" calcext:value-type="float">
            <text:p>1652734981625249</text:p>
          </table:table-cell>
          <table:table-cell office:value-type="float" office:value="-0.194923" calcext:value-type="float">
            <text:p>-0.194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1701104" calcext:value-type="float">
            <text:p>1652734981701104</text:p>
          </table:table-cell>
          <table:table-cell office:value-type="float" office:value="-0.194923" calcext:value-type="float">
            <text:p>-0.194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1833018" calcext:value-type="float">
            <text:p>1652734981833018</text:p>
          </table:table-cell>
          <table:table-cell office:value-type="float" office:value="-0.152941" calcext:value-type="float">
            <text:p>-0.15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1916090" calcext:value-type="float">
            <text:p>16527349819160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036679" calcext:value-type="float">
            <text:p>16527349820366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138088" calcext:value-type="float">
            <text:p>1652734982138088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2236662" calcext:value-type="float">
            <text:p>1652734982236662</text:p>
          </table:table-cell>
          <table:table-cell office:value-type="float" office:value="0.290888" calcext:value-type="float">
            <text:p>0.290888</text:p>
          </table:table-cell>
          <table:table-cell office:value-type="float" office:value="0.354706" calcext:value-type="float">
            <text:p>0.354706</text:p>
          </table:table-cell>
        </table:table-row>
        <table:table-row table:style-name="ro1">
          <table:table-cell office:value-type="float" office:value="1652734982332879" calcext:value-type="float">
            <text:p>16527349823328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472058" calcext:value-type="float">
            <text:p>165273498247205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535936" calcext:value-type="float">
            <text:p>1652734982535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653333" calcext:value-type="float">
            <text:p>1652734982653333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2751336" calcext:value-type="float">
            <text:p>16527349827513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878087" calcext:value-type="float">
            <text:p>16527349828780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2969786" calcext:value-type="float">
            <text:p>165273498296978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068976" calcext:value-type="float">
            <text:p>16527349830689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164573" calcext:value-type="float">
            <text:p>165273498316457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283323" calcext:value-type="float">
            <text:p>16527349832833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412762" calcext:value-type="float">
            <text:p>16527349834127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489742" calcext:value-type="float">
            <text:p>16527349834897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585599" calcext:value-type="float">
            <text:p>16527349835855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701954" calcext:value-type="float">
            <text:p>165273498370195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3811424" calcext:value-type="float">
            <text:p>1652734983811424</text:p>
          </table:table-cell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3912448" calcext:value-type="float">
            <text:p>1652734983912448</text:p>
          </table:table-cell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4017580" calcext:value-type="float">
            <text:p>16527349840175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119296" calcext:value-type="float">
            <text:p>16527349841192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241805" calcext:value-type="float">
            <text:p>165273498424180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330346" calcext:value-type="float">
            <text:p>165273498433034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433082" calcext:value-type="float">
            <text:p>1652734984433082</text:p>
          </table:table-cell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4543832" calcext:value-type="float">
            <text:p>165273498454383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646494" calcext:value-type="float">
            <text:p>16527349846464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758082" calcext:value-type="float">
            <text:p>165273498475808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860052" calcext:value-type="float">
            <text:p>16527349848600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4966652" calcext:value-type="float">
            <text:p>16527349849666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079864" calcext:value-type="float">
            <text:p>16527349850798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174625" calcext:value-type="float">
            <text:p>165273498517462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275897" calcext:value-type="float">
            <text:p>165273498527589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381690" calcext:value-type="float">
            <text:p>16527349853816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483109" calcext:value-type="float">
            <text:p>16527349854831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601418" calcext:value-type="float">
            <text:p>16527349856014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700845" calcext:value-type="float">
            <text:p>16527349857008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755972" calcext:value-type="float">
            <text:p>16527349857559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914156" calcext:value-type="float">
            <text:p>165273498591415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5995798" calcext:value-type="float">
            <text:p>16527349859957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6099921" calcext:value-type="float">
            <text:p>165273498609992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6215842" calcext:value-type="float">
            <text:p>16527349862158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6279012" calcext:value-type="float">
            <text:p>16527349862790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6412968" calcext:value-type="float">
            <text:p>16527349864129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6495190" calcext:value-type="float">
            <text:p>1652734986495190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-0.0846189" calcext:value-type="float">
            <text:p>-0.0846189</text:p>
          </table:table-cell>
        </table:table-row>
        <table:table-row table:style-name="ro1">
          <table:table-cell office:value-type="float" office:value="1652734986615957" calcext:value-type="float">
            <text:p>1652734986615957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00994" calcext:value-type="float">
            <text:p>-0.100994</text:p>
          </table:table-cell>
        </table:table-row>
        <table:table-row table:style-name="ro1">
          <table:table-cell office:value-type="float" office:value="1652734986707516" calcext:value-type="float">
            <text:p>1652734986707516</text:p>
          </table:table-cell>
          <table:table-cell office:value-type="float" office:value="-0.0809625" calcext:value-type="float">
            <text:p>-0.0809625</text:p>
          </table:table-cell>
          <table:table-cell office:value-type="float" office:value="-0.0519763" calcext:value-type="float">
            <text:p>-0.0519763</text:p>
          </table:table-cell>
        </table:table-row>
        <table:table-row table:style-name="ro1">
          <table:table-cell office:value-type="float" office:value="1652734986849390" calcext:value-type="float">
            <text:p>1652734986849390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-0.0874953" calcext:value-type="float">
            <text:p>-0.0874953</text:p>
          </table:table-cell>
        </table:table-row>
        <table:table-row table:style-name="ro1">
          <table:table-cell office:value-type="float" office:value="1652734986922052" calcext:value-type="float">
            <text:p>1652734986922052</text:p>
          </table:table-cell>
          <table:table-cell office:value-type="float" office:value="-0.14994" calcext:value-type="float">
            <text:p>-0.14994</text:p>
          </table:table-cell>
          <table:table-cell office:value-type="float" office:value="-0.156914" calcext:value-type="float">
            <text:p>-0.156914</text:p>
          </table:table-cell>
        </table:table-row>
        <table:table-row table:style-name="ro1">
          <table:table-cell office:value-type="float" office:value="1652734987014521" calcext:value-type="float">
            <text:p>1652734987014521</text:p>
          </table:table-cell>
          <table:table-cell office:value-type="float" office:value="-0.155942" calcext:value-type="float">
            <text:p>-0.155942</text:p>
          </table:table-cell>
          <table:table-cell office:value-type="float" office:value="-0.0852202" calcext:value-type="float">
            <text:p>-0.0852202</text:p>
          </table:table-cell>
        </table:table-row>
        <table:table-row table:style-name="ro1">
          <table:table-cell office:value-type="float" office:value="1652734987139198" calcext:value-type="float">
            <text:p>1652734987139198</text:p>
          </table:table-cell>
          <table:table-cell office:value-type="float" office:value="-0.176937" calcext:value-type="float">
            <text:p>-0.176937</text:p>
          </table:table-cell>
          <table:table-cell office:value-type="float" office:value="-0.127405" calcext:value-type="float">
            <text:p>-0.127405</text:p>
          </table:table-cell>
        </table:table-row>
        <table:table-row table:style-name="ro1">
          <table:table-cell office:value-type="float" office:value="1652734987229957" calcext:value-type="float">
            <text:p>1652734987229957</text:p>
          </table:table-cell>
          <table:table-cell office:value-type="float" office:value="-0.179929" calcext:value-type="float">
            <text:p>-0.179929</text:p>
          </table:table-cell>
          <table:table-cell office:value-type="float" office:value="-0.127942" calcext:value-type="float">
            <text:p>-0.127942</text:p>
          </table:table-cell>
        </table:table-row>
        <table:table-row table:style-name="ro1">
          <table:table-cell office:value-type="float" office:value="1652734987358079" calcext:value-type="float">
            <text:p>1652734987358079</text:p>
          </table:table-cell>
          <table:table-cell office:value-type="float" office:value="-0.167935" calcext:value-type="float">
            <text:p>-0.167935</text:p>
          </table:table-cell>
          <table:table-cell office:value-type="float" office:value="-0.133529" calcext:value-type="float">
            <text:p>-0.133529</text:p>
          </table:table-cell>
        </table:table-row>
        <table:table-row table:style-name="ro1">
          <table:table-cell office:value-type="float" office:value="1652734987440166" calcext:value-type="float">
            <text:p>1652734987440166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-0.161239" calcext:value-type="float">
            <text:p>-0.161239</text:p>
          </table:table-cell>
        </table:table-row>
        <table:table-row table:style-name="ro1">
          <table:table-cell office:value-type="float" office:value="1652734987568570" calcext:value-type="float">
            <text:p>1652734987568570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7641239" calcext:value-type="float">
            <text:p>1652734987641239</text:p>
          </table:table-cell>
          <table:table-cell office:value-type="float" office:value="-0.158942" calcext:value-type="float">
            <text:p>-0.158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7761037" calcext:value-type="float">
            <text:p>1652734987761037</text:p>
          </table:table-cell>
          <table:table-cell office:value-type="float" office:value="-0.131946" calcext:value-type="float">
            <text:p>-0.13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7863075" calcext:value-type="float">
            <text:p>1652734987863075</text:p>
          </table:table-cell>
          <table:table-cell office:value-type="float" office:value="-0.0179858" calcext:value-type="float">
            <text:p>-0.017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7955280" calcext:value-type="float">
            <text:p>1652734987955280</text:p>
          </table:table-cell>
          <table:table-cell office:value-type="float" office:value="-0.014994" calcext:value-type="float">
            <text:p>-0.01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8069942" calcext:value-type="float">
            <text:p>165273498806994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172866" calcext:value-type="float">
            <text:p>165273498817286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277114" calcext:value-type="float">
            <text:p>16527349882771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377288" calcext:value-type="float">
            <text:p>16527349883772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490651" calcext:value-type="float">
            <text:p>165273498849065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585120" calcext:value-type="float">
            <text:p>16527349885851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696699" calcext:value-type="float">
            <text:p>16527349886966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797398" calcext:value-type="float">
            <text:p>165273498879739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8908062" calcext:value-type="float">
            <text:p>16527349889080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013608" calcext:value-type="float">
            <text:p>1652734989013608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89118844" calcext:value-type="float">
            <text:p>1652734989118844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0.470292" calcext:value-type="float">
            <text:p>0.470292</text:p>
          </table:table-cell>
        </table:table-row>
        <table:table-row table:style-name="ro1">
          <table:table-cell office:value-type="float" office:value="1652734989224312" calcext:value-type="float">
            <text:p>16527349892243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321120" calcext:value-type="float">
            <text:p>165273498932112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378762" calcext:value-type="float">
            <text:p>165273498937876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506236" calcext:value-type="float">
            <text:p>16527349895062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611001" calcext:value-type="float">
            <text:p>165273498961100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703364" calcext:value-type="float">
            <text:p>165273498970336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846572" calcext:value-type="float">
            <text:p>165273498984657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89952334" calcext:value-type="float">
            <text:p>16527349899523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0017823" calcext:value-type="float">
            <text:p>165273499001782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0144834" calcext:value-type="float">
            <text:p>165273499014483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0225313" calcext:value-type="float">
            <text:p>16527349902253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0345264" calcext:value-type="float">
            <text:p>165273499034526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428922" calcext:value-type="float">
            <text:p>-0.428922</text:p>
          </table:table-cell>
        </table:table-row>
        <table:table-row table:style-name="ro1">
          <table:table-cell office:value-type="float" office:value="1652734990440913" calcext:value-type="float">
            <text:p>1652734990440913</text:p>
          </table:table-cell>
          <table:table-cell office:value-type="float" office:value="-0" calcext:value-type="float">
            <text:p>0</text:p>
          </table:table-cell>
          <table:table-cell office:value-type="float" office:value="-0.352392" calcext:value-type="float">
            <text:p>-0.352392</text:p>
          </table:table-cell>
        </table:table-row>
        <table:table-row table:style-name="ro1">
          <table:table-cell office:value-type="float" office:value="1652734990565573" calcext:value-type="float">
            <text:p>1652734990565573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-0.328553" calcext:value-type="float">
            <text:p>-0.328553</text:p>
          </table:table-cell>
        </table:table-row>
        <table:table-row table:style-name="ro1">
          <table:table-cell office:value-type="float" office:value="1652734990630713" calcext:value-type="float">
            <text:p>1652734990630713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272657" calcext:value-type="float">
            <text:p>-0.272657</text:p>
          </table:table-cell>
        </table:table-row>
        <table:table-row table:style-name="ro1">
          <table:table-cell office:value-type="float" office:value="1652734990760485" calcext:value-type="float">
            <text:p>1652734990760485</text:p>
          </table:table-cell>
          <table:table-cell office:value-type="float" office:value="-0" calcext:value-type="float">
            <text:p>0</text:p>
          </table:table-cell>
          <table:table-cell office:value-type="float" office:value="-0.300171" calcext:value-type="float">
            <text:p>-0.300171</text:p>
          </table:table-cell>
        </table:table-row>
        <table:table-row table:style-name="ro1">
          <table:table-cell office:value-type="float" office:value="1652734990857569" calcext:value-type="float">
            <text:p>1652734990857569</text:p>
          </table:table-cell>
          <table:table-cell office:value-type="float" office:value="-0" calcext:value-type="float">
            <text:p>0</text:p>
          </table:table-cell>
          <table:table-cell office:value-type="float" office:value="-0.241355" calcext:value-type="float">
            <text:p>-0.241355</text:p>
          </table:table-cell>
        </table:table-row>
        <table:table-row table:style-name="ro1">
          <table:table-cell office:value-type="float" office:value="1652734990983764" calcext:value-type="float">
            <text:p>1652734990983764</text:p>
          </table:table-cell>
          <table:table-cell office:value-type="float" office:value="-0" calcext:value-type="float">
            <text:p>0</text:p>
          </table:table-cell>
          <table:table-cell office:value-type="float" office:value="-0.29728" calcext:value-type="float">
            <text:p>-0.29728</text:p>
          </table:table-cell>
        </table:table-row>
        <table:table-row table:style-name="ro1">
          <table:table-cell office:value-type="float" office:value="1652734991086225" calcext:value-type="float">
            <text:p>1652734991086225</text:p>
          </table:table-cell>
          <table:table-cell office:value-type="float" office:value="-0.266901" calcext:value-type="float">
            <text:p>-0.266901</text:p>
          </table:table-cell>
          <table:table-cell office:value-type="float" office:value="-0.204642" calcext:value-type="float">
            <text:p>-0.204642</text:p>
          </table:table-cell>
        </table:table-row>
        <table:table-row table:style-name="ro1">
          <table:table-cell office:value-type="float" office:value="1652734991159372" calcext:value-type="float">
            <text:p>1652734991159372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85348" calcext:value-type="float">
            <text:p>-0.185348</text:p>
          </table:table-cell>
        </table:table-row>
        <table:table-row table:style-name="ro1">
          <table:table-cell office:value-type="float" office:value="1652734991272034" calcext:value-type="float">
            <text:p>1652734991272034</text:p>
          </table:table-cell>
          <table:table-cell office:value-type="float" office:value="-0" calcext:value-type="float">
            <text:p>0</text:p>
          </table:table-cell>
          <table:table-cell office:value-type="float" office:value="-0.203375" calcext:value-type="float">
            <text:p>-0.203375</text:p>
          </table:table-cell>
        </table:table-row>
        <table:table-row table:style-name="ro1">
          <table:table-cell office:value-type="float" office:value="1652734991381923" calcext:value-type="float">
            <text:p>1652734991381923</text:p>
          </table:table-cell>
          <table:table-cell office:value-type="float" office:value="-0" calcext:value-type="float">
            <text:p>0</text:p>
          </table:table-cell>
          <table:table-cell office:value-type="float" office:value="-0.242142" calcext:value-type="float">
            <text:p>-0.242142</text:p>
          </table:table-cell>
        </table:table-row>
        <table:table-row table:style-name="ro1">
          <table:table-cell office:value-type="float" office:value="1652734991482590" calcext:value-type="float">
            <text:p>1652734991482590</text:p>
          </table:table-cell>
          <table:table-cell office:value-type="float" office:value="-0" calcext:value-type="float">
            <text:p>0</text:p>
          </table:table-cell>
          <table:table-cell office:value-type="float" office:value="-0.26212" calcext:value-type="float">
            <text:p>-0.26212</text:p>
          </table:table-cell>
        </table:table-row>
        <table:table-row table:style-name="ro1">
          <table:table-cell office:value-type="float" office:value="1652734991618349" calcext:value-type="float">
            <text:p>1652734991618349</text:p>
          </table:table-cell>
          <table:table-cell office:value-type="float" office:value="-0.218918" calcext:value-type="float">
            <text:p>-0.218918</text:p>
          </table:table-cell>
          <table:table-cell office:value-type="float" office:value="-0.268522" calcext:value-type="float">
            <text:p>-0.268522</text:p>
          </table:table-cell>
        </table:table-row>
        <table:table-row table:style-name="ro1">
          <table:table-cell office:value-type="float" office:value="1652734991695226" calcext:value-type="float">
            <text:p>1652734991695226</text:p>
          </table:table-cell>
          <table:table-cell office:value-type="float" office:value="-0.173936" calcext:value-type="float">
            <text:p>-0.173936</text:p>
          </table:table-cell>
          <table:table-cell office:value-type="float" office:value="-0.243759" calcext:value-type="float">
            <text:p>-0.243759</text:p>
          </table:table-cell>
        </table:table-row>
        <table:table-row table:style-name="ro1">
          <table:table-cell office:value-type="float" office:value="1652734991815542" calcext:value-type="float">
            <text:p>1652734991815542</text:p>
          </table:table-cell>
          <table:table-cell office:value-type="float" office:value="-0.0629768" calcext:value-type="float">
            <text:p>-0.0629768</text:p>
          </table:table-cell>
          <table:table-cell office:value-type="float" office:value="-0.266028" calcext:value-type="float">
            <text:p>-0.266028</text:p>
          </table:table-cell>
        </table:table-row>
        <table:table-row table:style-name="ro1">
          <table:table-cell office:value-type="float" office:value="1652734991916695" calcext:value-type="float">
            <text:p>165273499191669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2001078" calcext:value-type="float">
            <text:p>1652734992001078</text:p>
          </table:table-cell>
          <table:table-cell office:value-type="float" office:value="-0" calcext:value-type="float">
            <text:p>0</text:p>
          </table:table-cell>
          <table:table-cell office:value-type="float" office:value="-0.246387" calcext:value-type="float">
            <text:p>-0.246387</text:p>
          </table:table-cell>
        </table:table-row>
        <table:table-row table:style-name="ro1">
          <table:table-cell office:value-type="float" office:value="1652734992114434" calcext:value-type="float">
            <text:p>1652734992114434</text:p>
          </table:table-cell>
          <table:table-cell office:value-type="float" office:value="-0" calcext:value-type="float">
            <text:p>0</text:p>
          </table:table-cell>
          <table:table-cell office:value-type="float" office:value="-0.325911" calcext:value-type="float">
            <text:p>-0.325911</text:p>
          </table:table-cell>
        </table:table-row>
        <table:table-row table:style-name="ro1">
          <table:table-cell office:value-type="float" office:value="1652734992207895" calcext:value-type="float">
            <text:p>1652734992207895</text:p>
          </table:table-cell>
          <table:table-cell office:value-type="float" office:value="-0.0719696" calcext:value-type="float">
            <text:p>-0.0719696</text:p>
          </table:table-cell>
          <table:table-cell office:value-type="float" office:value="-0.217111" calcext:value-type="float">
            <text:p>-0.217111</text:p>
          </table:table-cell>
        </table:table-row>
        <table:table-row table:style-name="ro1">
          <table:table-cell office:value-type="float" office:value="1652734992308904" calcext:value-type="float">
            <text:p>1652734992308904</text:p>
          </table:table-cell>
          <table:table-cell office:value-type="float" office:value="-0.110959" calcext:value-type="float">
            <text:p>-0.110959</text:p>
          </table:table-cell>
          <table:table-cell office:value-type="float" office:value="-0.18256" calcext:value-type="float">
            <text:p>-0.18256</text:p>
          </table:table-cell>
        </table:table-row>
        <table:table-row table:style-name="ro1">
          <table:table-cell office:value-type="float" office:value="1652734992431566" calcext:value-type="float">
            <text:p>1652734992431566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-0.177596" calcext:value-type="float">
            <text:p>-0.177596</text:p>
          </table:table-cell>
        </table:table-row>
        <table:table-row table:style-name="ro1">
          <table:table-cell office:value-type="float" office:value="1652734992571860" calcext:value-type="float">
            <text:p>1652734992571860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187495" calcext:value-type="float">
            <text:p>-0.187495</text:p>
          </table:table-cell>
        </table:table-row>
        <table:table-row table:style-name="ro1">
          <table:table-cell office:value-type="float" office:value="1652734992626314" calcext:value-type="float">
            <text:p>1652734992626314</text:p>
          </table:table-cell>
          <table:table-cell office:value-type="float" office:value="-0.0779708" calcext:value-type="float">
            <text:p>-0.0779708</text:p>
          </table:table-cell>
          <table:table-cell office:value-type="float" office:value="-0.194732" calcext:value-type="float">
            <text:p>-0.194732</text:p>
          </table:table-cell>
        </table:table-row>
        <table:table-row table:style-name="ro1">
          <table:table-cell office:value-type="float" office:value="1652734992751574" calcext:value-type="float">
            <text:p>1652734992751574</text:p>
          </table:table-cell>
          <table:table-cell office:value-type="float" office:value="-0.00899288" calcext:value-type="float">
            <text:p>-0.00899288</text:p>
          </table:table-cell>
          <table:table-cell office:value-type="float" office:value="-0.283903" calcext:value-type="float">
            <text:p>-0.283903</text:p>
          </table:table-cell>
        </table:table-row>
        <table:table-row table:style-name="ro1">
          <table:table-cell office:value-type="float" office:value="1652734992867015" calcext:value-type="float">
            <text:p>1652734992867015</text:p>
          </table:table-cell>
          <table:table-cell office:value-type="float" office:value="-0.00899288" calcext:value-type="float">
            <text:p>-0.00899288</text:p>
          </table:table-cell>
          <table:table-cell office:value-type="float" office:value="-0.375961" calcext:value-type="float">
            <text:p>-0.375961</text:p>
          </table:table-cell>
        </table:table-row>
        <table:table-row table:style-name="ro1">
          <table:table-cell office:value-type="float" office:value="1652734992962098" calcext:value-type="float">
            <text:p>1652734992962098</text:p>
          </table:table-cell>
          <table:table-cell office:value-type="float" office:value="-0.0119935" calcext:value-type="float">
            <text:p>-0.0119935</text:p>
          </table:table-cell>
          <table:table-cell office:value-type="float" office:value="-0.418224" calcext:value-type="float">
            <text:p>-0.418224</text:p>
          </table:table-cell>
        </table:table-row>
        <table:table-row table:style-name="ro1">
          <table:table-cell office:value-type="float" office:value="1652734993070470" calcext:value-type="float">
            <text:p>1652734993070470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-0.24829" calcext:value-type="float">
            <text:p>-0.24829</text:p>
          </table:table-cell>
        </table:table-row>
        <table:table-row table:style-name="ro1">
          <table:table-cell office:value-type="float" office:value="1652734993160679" calcext:value-type="float">
            <text:p>1652734993160679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-0.219512" calcext:value-type="float">
            <text:p>-0.219512</text:p>
          </table:table-cell>
        </table:table-row>
        <table:table-row table:style-name="ro1">
          <table:table-cell office:value-type="float" office:value="1652734993276475" calcext:value-type="float">
            <text:p>1652734993276475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-0.237638" calcext:value-type="float">
            <text:p>-0.237638</text:p>
          </table:table-cell>
        </table:table-row>
        <table:table-row table:style-name="ro1">
          <table:table-cell office:value-type="float" office:value="1652734993376129" calcext:value-type="float">
            <text:p>1652734993376129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-0.294906" calcext:value-type="float">
            <text:p>-0.294906</text:p>
          </table:table-cell>
        </table:table-row>
        <table:table-row table:style-name="ro1">
          <table:table-cell office:value-type="float" office:value="1652734993478597" calcext:value-type="float">
            <text:p>1652734993478597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-0.172788" calcext:value-type="float">
            <text:p>-0.172788</text:p>
          </table:table-cell>
        </table:table-row>
        <table:table-row table:style-name="ro1">
          <table:table-cell office:value-type="float" office:value="1652734993584271" calcext:value-type="float">
            <text:p>1652734993584271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2284" calcext:value-type="float">
            <text:p>-0.2284</text:p>
          </table:table-cell>
        </table:table-row>
        <table:table-row table:style-name="ro1">
          <table:table-cell office:value-type="float" office:value="1652734993687460" calcext:value-type="float">
            <text:p>1652734993687460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195869" calcext:value-type="float">
            <text:p>-0.195869</text:p>
          </table:table-cell>
        </table:table-row>
        <table:table-row table:style-name="ro1">
          <table:table-cell office:value-type="float" office:value="1652734993794213" calcext:value-type="float">
            <text:p>1652734993794213</text:p>
          </table:table-cell>
          <table:table-cell office:value-type="float" office:value="-0.143948" calcext:value-type="float">
            <text:p>-0.143948</text:p>
          </table:table-cell>
          <table:table-cell office:value-type="float" office:value="-0.116889" calcext:value-type="float">
            <text:p>-0.116889</text:p>
          </table:table-cell>
        </table:table-row>
        <table:table-row table:style-name="ro1">
          <table:table-cell office:value-type="float" office:value="1652734993894530" calcext:value-type="float">
            <text:p>1652734993894530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-0.160023" calcext:value-type="float">
            <text:p>-0.160023</text:p>
          </table:table-cell>
        </table:table-row>
        <table:table-row table:style-name="ro1">
          <table:table-cell office:value-type="float" office:value="1652734994005563" calcext:value-type="float">
            <text:p>1652734994005563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4096038" calcext:value-type="float">
            <text:p>1652734994096038</text:p>
          </table:table-cell>
          <table:table-cell office:value-type="float" office:value="-0.0509744" calcext:value-type="float">
            <text:p>-0.0509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4201824" calcext:value-type="float">
            <text:p>165273499420182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4305009" calcext:value-type="float">
            <text:p>165273499430500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4410649" calcext:value-type="float">
            <text:p>16527349944106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4521877" calcext:value-type="float">
            <text:p>16527349945218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4625296" calcext:value-type="float">
            <text:p>1652734994625296</text:p>
          </table:table-cell>
          <table:table-cell office:value-type="float" office:value="-0.140948" calcext:value-type="float">
            <text:p>-0.14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4756571" calcext:value-type="float">
            <text:p>1652734994756571</text:p>
          </table:table-cell>
          <table:table-cell office:value-type="float" office:value="-0.0869637" calcext:value-type="float">
            <text:p>-0.0869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4833319" calcext:value-type="float">
            <text:p>16527349948333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4934406" calcext:value-type="float">
            <text:p>16527349949344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047688" calcext:value-type="float">
            <text:p>16527349950476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150245" calcext:value-type="float">
            <text:p>16527349951502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257749" calcext:value-type="float">
            <text:p>165273499525774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363199" calcext:value-type="float">
            <text:p>16527349953631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478380" calcext:value-type="float">
            <text:p>165273499547838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574318" calcext:value-type="float">
            <text:p>165273499557431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685077" calcext:value-type="float">
            <text:p>16527349956850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786588" calcext:value-type="float">
            <text:p>165273499578658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885206" calcext:value-type="float">
            <text:p>165273499588520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5982626" calcext:value-type="float">
            <text:p>165273499598262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6091974" calcext:value-type="float">
            <text:p>1652734996091974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6208167" calcext:value-type="float">
            <text:p>1652734996208167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6325898" calcext:value-type="float">
            <text:p>1652734996325898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6395288" calcext:value-type="float">
            <text:p>1652734996395288</text:p>
          </table:table-cell>
          <table:table-cell office:value-type="float" office:value="0.0749791" calcext:value-type="float">
            <text:p>0.0749791</text:p>
          </table:table-cell>
          <table:table-cell office:value-type="float" office:value="0.160763" calcext:value-type="float">
            <text:p>0.160763</text:p>
          </table:table-cell>
        </table:table-row>
        <table:table-row table:style-name="ro1">
          <table:table-cell office:value-type="float" office:value="1652734996494774" calcext:value-type="float">
            <text:p>1652734996494774</text:p>
          </table:table-cell>
          <table:table-cell office:value-type="float" office:value="0.0719785" calcext:value-type="float">
            <text:p>0.0719785</text:p>
          </table:table-cell>
          <table:table-cell office:value-type="float" office:value="0.200747" calcext:value-type="float">
            <text:p>0.200747</text:p>
          </table:table-cell>
        </table:table-row>
        <table:table-row table:style-name="ro1">
          <table:table-cell office:value-type="float" office:value="1652734996618163" calcext:value-type="float">
            <text:p>1652734996618163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6723629" calcext:value-type="float">
            <text:p>1652734996723629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6828003" calcext:value-type="float">
            <text:p>1652734996828003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6925424" calcext:value-type="float">
            <text:p>1652734996925424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055095" calcext:value-type="float">
            <text:p>1652734997055095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165195" calcext:value-type="float">
            <text:p>1652734997165195</text:p>
          </table:table-cell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244832" calcext:value-type="float">
            <text:p>1652734997244832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355913" calcext:value-type="float">
            <text:p>1652734997355913</text:p>
          </table:table-cell>
          <table:table-cell office:value-type="float" office:value="0.0539839" calcext:value-type="float">
            <text:p>0.0539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473369" calcext:value-type="float">
            <text:p>165273499747336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554348" calcext:value-type="float">
            <text:p>165273499755434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672122" calcext:value-type="float">
            <text:p>1652734997672122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772139" calcext:value-type="float">
            <text:p>165273499777213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877739" calcext:value-type="float">
            <text:p>1652734997877739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7973898" calcext:value-type="float">
            <text:p>1652734997973898</text:p>
          </table:table-cell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8089383" calcext:value-type="float">
            <text:p>1652734998089383</text:p>
          </table:table-cell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8190537" calcext:value-type="float">
            <text:p>1652734998190537</text:p>
          </table:table-cell>
          <table:table-cell office:value-type="float" office:value="-0" calcext:value-type="float">
            <text:p>0</text:p>
          </table:table-cell>
          <table:table-cell office:value-type="float" office:value="-0.0819059" calcext:value-type="float">
            <text:p>-0.0819059</text:p>
          </table:table-cell>
        </table:table-row>
        <table:table-row table:style-name="ro1">
          <table:table-cell office:value-type="float" office:value="1652734998293726" calcext:value-type="float">
            <text:p>1652734998293726</text:p>
          </table:table-cell>
          <table:table-cell office:value-type="float" office:value="-0.053975" calcext:value-type="float">
            <text:p>-0.053975</text:p>
          </table:table-cell>
          <table:table-cell office:value-type="float" office:value="-0.067465" calcext:value-type="float">
            <text:p>-0.067465</text:p>
          </table:table-cell>
        </table:table-row>
        <table:table-row table:style-name="ro1">
          <table:table-cell office:value-type="float" office:value="1652734998395989" calcext:value-type="float">
            <text:p>165273499839598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0903875" calcext:value-type="float">
            <text:p>-0.0903875</text:p>
          </table:table-cell>
        </table:table-row>
        <table:table-row table:style-name="ro1">
          <table:table-cell office:value-type="float" office:value="1652734998495361" calcext:value-type="float">
            <text:p>1652734998495361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46609" calcext:value-type="float">
            <text:p>-0.146609</text:p>
          </table:table-cell>
        </table:table-row>
        <table:table-row table:style-name="ro1">
          <table:table-cell office:value-type="float" office:value="1652734998612719" calcext:value-type="float">
            <text:p>165273499861271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18168" calcext:value-type="float">
            <text:p>-0.118168</text:p>
          </table:table-cell>
        </table:table-row>
        <table:table-row table:style-name="ro1">
          <table:table-cell office:value-type="float" office:value="1652734998702289" calcext:value-type="float">
            <text:p>1652734998702289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0429" calcext:value-type="float">
            <text:p>-0.10429</text:p>
          </table:table-cell>
        </table:table-row>
        <table:table-row table:style-name="ro1">
          <table:table-cell office:value-type="float" office:value="1652734998789703" calcext:value-type="float">
            <text:p>1652734998789703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.0765113" calcext:value-type="float">
            <text:p>0.0765113</text:p>
          </table:table-cell>
        </table:table-row>
        <table:table-row table:style-name="ro1">
          <table:table-cell office:value-type="float" office:value="1652734998926518" calcext:value-type="float">
            <text:p>1652734998926518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4679" calcext:value-type="float">
            <text:p>-0.14679</text:p>
          </table:table-cell>
        </table:table-row>
        <table:table-row table:style-name="ro1">
          <table:table-cell office:value-type="float" office:value="1652734999011254" calcext:value-type="float">
            <text:p>1652734999011254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.0943618" calcext:value-type="float">
            <text:p>0.0943618</text:p>
          </table:table-cell>
        </table:table-row>
        <table:table-row table:style-name="ro1">
          <table:table-cell office:value-type="float" office:value="1652734999111383" calcext:value-type="float">
            <text:p>1652734999111383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.116993" calcext:value-type="float">
            <text:p>0.116993</text:p>
          </table:table-cell>
        </table:table-row>
        <table:table-row table:style-name="ro1">
          <table:table-cell office:value-type="float" office:value="1652734999209460" calcext:value-type="float">
            <text:p>1652734999209460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-0.157529" calcext:value-type="float">
            <text:p>-0.157529</text:p>
          </table:table-cell>
        </table:table-row>
        <table:table-row table:style-name="ro1">
          <table:table-cell office:value-type="float" office:value="1652734999300856" calcext:value-type="float">
            <text:p>1652734999300856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9425607" calcext:value-type="float">
            <text:p>1652734999425607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9524870" calcext:value-type="float">
            <text:p>1652734999524870</text:p>
          </table:table-cell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4999659976" calcext:value-type="float">
            <text:p>16527349996599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9734441" calcext:value-type="float">
            <text:p>165273499973444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9823761" calcext:value-type="float">
            <text:p>16527349998237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4999943182" calcext:value-type="float">
            <text:p>1652734999943182</text:p>
          </table:table-cell>
          <table:table-cell office:value-type="float" office:value="-0" calcext:value-type="float">
            <text:p>0</text:p>
          </table:table-cell>
          <table:table-cell office:value-type="float" office:value="0.39234" calcext:value-type="float">
            <text:p>0.39234</text:p>
          </table:table-cell>
        </table:table-row>
        <table:table-row table:style-name="ro1">
          <table:table-cell office:value-type="float" office:value="1652735000032821" calcext:value-type="float">
            <text:p>1652735000032821</text:p>
          </table:table-cell>
          <table:table-cell office:value-type="float" office:value="-0" calcext:value-type="float">
            <text:p>0</text:p>
          </table:table-cell>
          <table:table-cell office:value-type="float" office:value="0.716542" calcext:value-type="float">
            <text:p>0.716542</text:p>
          </table:table-cell>
        </table:table-row>
        <table:table-row table:style-name="ro1">
          <table:table-cell office:value-type="float" office:value="1652735000148714" calcext:value-type="float">
            <text:p>16527350001487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0247061" calcext:value-type="float">
            <text:p>165273500024706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0353731" calcext:value-type="float">
            <text:p>165273500035373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0448304" calcext:value-type="float">
            <text:p>1652735000448304</text:p>
          </table:table-cell>
          <table:table-cell office:value-type="float" office:value="-0.170936" calcext:value-type="float">
            <text:p>-0.17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0558235" calcext:value-type="float">
            <text:p>1652735000558235</text:p>
          </table:table-cell>
          <table:table-cell office:value-type="float" office:value="-0.176937" calcext:value-type="float">
            <text:p>-0.176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0654196" calcext:value-type="float">
            <text:p>16527350006541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0757877" calcext:value-type="float">
            <text:p>16527350007578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0870390" calcext:value-type="float">
            <text:p>165273500087039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0972628" calcext:value-type="float">
            <text:p>1652735000972628</text:p>
          </table:table-cell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096512" calcext:value-type="float">
            <text:p>1652735001096512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189179" calcext:value-type="float">
            <text:p>1652735001189179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299811" calcext:value-type="float">
            <text:p>1652735001299811</text:p>
          </table:table-cell>
          <table:table-cell office:value-type="float" office:value="-0.0329798" calcext:value-type="float">
            <text:p>-0.032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399723" calcext:value-type="float">
            <text:p>1652735001399723</text:p>
          </table:table-cell>
          <table:table-cell office:value-type="float" office:value="-0.0449821" calcext:value-type="float">
            <text:p>-0.0449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510935" calcext:value-type="float">
            <text:p>1652735001510935</text:p>
          </table:table-cell>
          <table:table-cell office:value-type="float" office:value="-0.0599762" calcext:value-type="float">
            <text:p>-0.059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607509" calcext:value-type="float">
            <text:p>1652735001607509</text:p>
          </table:table-cell>
          <table:table-cell office:value-type="float" office:value="-0.0629768" calcext:value-type="float">
            <text:p>-0.0629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710463" calcext:value-type="float">
            <text:p>1652735001710463</text:p>
          </table:table-cell>
          <table:table-cell office:value-type="float" office:value="-0.119952" calcext:value-type="float">
            <text:p>-0.119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735001836216" calcext:value-type="float">
            <text:p>165273500183621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1921971" calcext:value-type="float">
            <text:p>16527350019219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025508" calcext:value-type="float">
            <text:p>165273500202550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143294" calcext:value-type="float">
            <text:p>165273500214329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228377" calcext:value-type="float">
            <text:p>16527350022283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340553" calcext:value-type="float">
            <text:p>165273500234055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442345" calcext:value-type="float">
            <text:p>165273500244234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554077" calcext:value-type="float">
            <text:p>165273500255407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643367" calcext:value-type="float">
            <text:p>165273500264336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768868" calcext:value-type="float">
            <text:p>16527350027688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858247" calcext:value-type="float">
            <text:p>16527350028582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2735002980590" calcext:value-type="float">
            <text:p>1652735002980590</text:p>
          </table:table-cell>
          <table:table-cell table:number-columns-repeated="2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7T01:48:17.923500389</dc:date>
    <meta:editing-duration>PT2M34S</meta:editing-duration>
    <meta:editing-cycles>1</meta:editing-cycles>
    <meta:document-statistic meta:table-count="1" meta:cell-count="24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87cm" svg:height="21.676cm" xlink:href=".." xlink:type="simple" chart:class="chart:line" chart:style-name="ch1">
        <chart:title svg:x="22.617cm" svg:y="0.568cm" chart:style-name="ch2">
          <text:p>145233</text:p>
        </chart:title>
        <chart:legend chart:legend-position="end" svg:x="44.33cm" svg:y="10.29cm" style:legend-expansion="high" chart:style-name="ch3"/>
        <chart:plot-area chart:style-name="ch4" table:cell-range-address="'145233'.B1:'145233'.C800" chart:data-source-has-labels="row" svg:x="0.957cm" svg:y="2.22cm" svg:width="42.416cm" svg:height="19.023cm">
          <chartooo:coordinate-region svg:x="1.79cm" svg:y="2.419cm" svg:width="41.583cm" svg:height="18.6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145233'.B2:'145233'.B800" chart:label-cell-address="'145233'.B1:'145233'.B1" chart:class="chart:line">
            <chart:data-point chart:repeated="799"/>
          </chart:series>
          <chart:series chart:style-name="ch8" chart:values-cell-range-address="'145233'.C2:'145233'.C800" chart:label-cell-address="'145233'.C1:'145233'.C1" chart:class="chart:line">
            <chart:data-point chart:repeated="7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undSteering</text:p>
                <draw:g>
                  <svg:desc>'145233'.B1:'145233'.B1</svg:desc>
                </draw:g>
              </table:table-cell>
              <table:table-cell office:value-type="string">
                <text:p> group_14</text:p>
                <draw:g>
                  <svg:desc>'145233'.C1:'14523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45233'.B2:'145233'.B800</svg:desc>
                </draw:g>
              </table:table-cell>
              <table:table-cell office:value-type="float" office:value="0">
                <text:p>0</text:p>
                <draw:g>
                  <svg:desc>'145233'.C2:'145233'.C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">
                <text:p>-0</text:p>
              </table:table-cell>
              <table:table-cell office:value-type="float" office:value="-0.348123">
                <text:p>-0.3481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329798">
                <text:p>-0.0329798</text:p>
              </table:table-cell>
              <table:table-cell office:value-type="float" office:value="-0.310168">
                <text:p>-0.310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36427">
                <text:p>-0.236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16085">
                <text:p>-0.216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55008">
                <text:p>-0.255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50517">
                <text:p>-0.250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16874">
                <text:p>-0.216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66252">
                <text:p>-0.266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13108">
                <text:p>-0.213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80887">
                <text:p>-0.2808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169413">
                <text:p>-0.169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191013">
                <text:p>-0.191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150003">
                <text:p>-0.15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20173">
                <text:p>-0.120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131883">
                <text:p>-0.131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118632">
                <text:p>-0.118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183298">
                <text:p>-0.1832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154601">
                <text:p>-0.154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29649">
                <text:p>-0.0929649</text:p>
              </table:table-cell>
              <table:table-cell office:value-type="float" office:value="-0.101063">
                <text:p>-0.101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989571">
                <text:p>-0.0989571</text:p>
              </table:table-cell>
              <table:table-cell office:value-type="float" office:value="-0.109224">
                <text:p>-0.1092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9571">
                <text:p>-0.0989571</text:p>
              </table:table-cell>
              <table:table-cell office:value-type="float" office:value="-0.111441">
                <text:p>-0.1114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152962">
                <text:p>-0.1529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52941">
                <text:p>-0.152941</text:p>
              </table:table-cell>
              <table:table-cell office:value-type="float" office:value="-0.140375">
                <text:p>-0.140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55942">
                <text:p>-0.155942</text:p>
              </table:table-cell>
              <table:table-cell office:value-type="float" office:value="-0.121143">
                <text:p>-0.121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67935">
                <text:p>-0.167935</text:p>
              </table:table-cell>
              <table:table-cell office:value-type="float" office:value="-0.124355">
                <text:p>-0.124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8918">
                <text:p>-0.218918</text:p>
              </table:table-cell>
              <table:table-cell office:value-type="float" office:value="-0.157715">
                <text:p>-0.157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48906">
                <text:p>-0.248906</text:p>
              </table:table-cell>
              <table:table-cell office:value-type="float" office:value="-0.226198">
                <text:p>-0.226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45906">
                <text:p>-0.245906</text:p>
              </table:table-cell>
              <table:table-cell office:value-type="float" office:value="-0.283492">
                <text:p>-0.283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15918">
                <text:p>-0.215918</text:p>
              </table:table-cell>
              <table:table-cell office:value-type="float" office:value="-0.295441">
                <text:p>-0.295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79929">
                <text:p>-0.179929</text:p>
              </table:table-cell>
              <table:table-cell office:value-type="float" office:value="-0.29804">
                <text:p>-0.29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82929">
                <text:p>-0.182929</text:p>
              </table:table-cell>
              <table:table-cell office:value-type="float" office:value="-0.292912">
                <text:p>-0.2929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70936">
                <text:p>-0.170936</text:p>
              </table:table-cell>
              <table:table-cell office:value-type="float" office:value="-0.375874">
                <text:p>-0.375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29649">
                <text:p>-0.092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899288">
                <text:p>-0.00899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">
                <text:p>-0</text:p>
              </table:table-cell>
              <table:table-cell office:value-type="float" office:value="-0.161375">
                <text:p>-0.161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">
                <text:p>-0</text:p>
              </table:table-cell>
              <table:table-cell office:value-type="float" office:value="-0.166478">
                <text:p>-0.1664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-0.139786">
                <text:p>-0.1397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37947">
                <text:p>-0.137947</text:p>
              </table:table-cell>
              <table:table-cell office:value-type="float" office:value="-0.145258">
                <text:p>-0.1452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1946">
                <text:p>-0.131946</text:p>
              </table:table-cell>
              <table:table-cell office:value-type="float" office:value="-0.098223">
                <text:p>-0.0982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31946">
                <text:p>-0.131946</text:p>
              </table:table-cell>
              <table:table-cell office:value-type="float" office:value="-0.0877371">
                <text:p>-0.08773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31946">
                <text:p>-0.131946</text:p>
              </table:table-cell>
              <table:table-cell office:value-type="float" office:value="-0.102154">
                <text:p>-0.102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31946">
                <text:p>-0.131946</text:p>
              </table:table-cell>
              <table:table-cell office:value-type="float" office:value="-0.12144">
                <text:p>-0.121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07792">
                <text:p>-0.07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08328">
                <text:p>-0.108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70883">
                <text:p>-0.1708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08958">
                <text:p>-0.089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081452">
                <text:p>-0.0814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23266">
                <text:p>-0.123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145811">
                <text:p>-0.1458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4994">
                <text:p>-0.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00924">
                <text:p>-0.200924</text:p>
              </table:table-cell>
              <table:table-cell office:value-type="float" office:value="-0.141897">
                <text:p>-0.1418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09925">
                <text:p>-0.209925</text:p>
              </table:table-cell>
              <table:table-cell office:value-type="float" office:value="-0.176276">
                <text:p>-0.1762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00924">
                <text:p>-0.200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25954">
                <text:p>-0.12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25954">
                <text:p>-0.12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89571">
                <text:p>-0.098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39631">
                <text:p>-0.0839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899288">
                <text:p>-0.00899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1943">
                <text:p>0.16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04958">
                <text:p>-0.104958</text:p>
              </table:table-cell>
              <table:table-cell office:value-type="float" office:value="-0.268627">
                <text:p>-0.2686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">
                <text:p>-0</text:p>
              </table:table-cell>
              <table:table-cell office:value-type="float" office:value="-0.256743">
                <text:p>-0.2567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">
                <text:p>-0</text:p>
              </table:table-cell>
              <table:table-cell office:value-type="float" office:value="-0.255182">
                <text:p>-0.2551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204018">
                <text:p>-0.204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200848">
                <text:p>-0.200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16952">
                <text:p>-0.116952</text:p>
              </table:table-cell>
              <table:table-cell office:value-type="float" office:value="-0.173561">
                <text:p>-0.1735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989571">
                <text:p>-0.0989571</text:p>
              </table:table-cell>
              <table:table-cell office:value-type="float" office:value="-0.215903">
                <text:p>-0.2159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67532">
                <text:p>-0.1675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44554">
                <text:p>-0.144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219852">
                <text:p>-0.219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85091">
                <text:p>-0.1850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834">
                <text:p>-0.18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62926">
                <text:p>-0.1629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225959">
                <text:p>-0.2259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">
                <text:p>-0</text:p>
              </table:table-cell>
              <table:table-cell office:value-type="float" office:value="-0.250247">
                <text:p>-0.250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">
                <text:p>-0</text:p>
              </table:table-cell>
              <table:table-cell office:value-type="float" office:value="-0.167532">
                <text:p>-0.1675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">
                <text:p>-0</text:p>
              </table:table-cell>
              <table:table-cell office:value-type="float" office:value="-0.191184">
                <text:p>-0.1911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16952">
                <text:p>-0.116952</text:p>
              </table:table-cell>
              <table:table-cell office:value-type="float" office:value="-0.220494">
                <text:p>-0.2204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689691">
                <text:p>-0.0689691</text:p>
              </table:table-cell>
              <table:table-cell office:value-type="float" office:value="-0.221924">
                <text:p>-0.221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-0.196318">
                <text:p>-0.1963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-0.200467">
                <text:p>-0.2004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-0.156971">
                <text:p>-0.1569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19935">
                <text:p>-0.0119935</text:p>
              </table:table-cell>
              <table:table-cell office:value-type="float" office:value="-0.172757">
                <text:p>-0.1727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19935">
                <text:p>-0.0119935</text:p>
              </table:table-cell>
              <table:table-cell office:value-type="float" office:value="-0.224024">
                <text:p>-0.2240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203833">
                <text:p>-0.203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166723">
                <text:p>-0.1667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0890496">
                <text:p>-0.08904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16952">
                <text:p>-0.116952</text:p>
              </table:table-cell>
              <table:table-cell office:value-type="float" office:value="-0.145748">
                <text:p>-0.145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287896">
                <text:p>-0.287896</text:p>
              </table:table-cell>
              <table:table-cell office:value-type="float" office:value="-0.189412">
                <text:p>-0.1894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256907">
                <text:p>-0.2569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276219">
                <text:p>-0.2762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309199">
                <text:p>-0.309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557431">
                <text:p>-0.5574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51907">
                <text:p>-0.251907</text:p>
              </table:table-cell>
              <table:table-cell office:value-type="float" office:value="-0.318088">
                <text:p>-0.3180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-0.347062">
                <text:p>-0.3470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-0.370059">
                <text:p>-0.3700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58942">
                <text:p>-0.158942</text:p>
              </table:table-cell>
              <table:table-cell office:value-type="float" office:value="-0.228649">
                <text:p>-0.2286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223654">
                <text:p>-0.2236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16952">
                <text:p>-0.116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13951">
                <text:p>-0.11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209863">
                <text:p>-0.020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254908">
                <text:p>-0.254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299881">
                <text:p>-0.0299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09714">
                <text:p>0.08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79916">
                <text:p>0.047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0756131">
                <text:p>-0.07561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73936">
                <text:p>-0.173936</text:p>
              </table:table-cell>
              <table:table-cell office:value-type="float" office:value="-0.212546">
                <text:p>-0.2125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73936">
                <text:p>-0.173936</text:p>
              </table:table-cell>
              <table:table-cell office:value-type="float" office:value="-0.0892683">
                <text:p>-0.08926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00924">
                <text:p>-0.200924</text:p>
              </table:table-cell>
              <table:table-cell office:value-type="float" office:value="-0.174507">
                <text:p>-0.1745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90888">
                <text:p>-0.290888</text:p>
              </table:table-cell>
              <table:table-cell office:value-type="float" office:value="0.0343213">
                <text:p>0.03432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90888">
                <text:p>-0.290888</text:p>
              </table:table-cell>
              <table:table-cell office:value-type="float" office:value="0.060736">
                <text:p>0.0607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0409607">
                <text:p>-0.04096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200132">
                <text:p>-0.2001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39548">
                <text:p>-0.1395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32956">
                <text:p>-0.1329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78895">
                <text:p>-0.278895</text:p>
              </table:table-cell>
              <table:table-cell office:value-type="float" office:value="-0.0769453">
                <text:p>-0.07694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145679">
                <text:p>-0.1456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-0.136864">
                <text:p>-0.1368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48963">
                <text:p>-0.248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26543">
                <text:p>-0.265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64934">
                <text:p>-0.164934</text:p>
              </table:table-cell>
              <table:table-cell office:value-type="float" office:value="-0.224711">
                <text:p>-0.2247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64934">
                <text:p>-0.164934</text:p>
              </table:table-cell>
              <table:table-cell office:value-type="float" office:value="0.0277706">
                <text:p>0.02777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809625">
                <text:p>-0.0809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">
                <text:p>-0</text:p>
              </table:table-cell>
              <table:table-cell office:value-type="float" office:value="0.291457">
                <text:p>0.2914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">
                <text:p>-0</text:p>
              </table:table-cell>
              <table:table-cell office:value-type="float" office:value="0.380506">
                <text:p>0.3805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67935">
                <text:p>-0.167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8893">
                <text:p>-0.18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4994">
                <text:p>-0.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122953">
                <text:p>-0.12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12926">
                <text:p>0.21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4917">
                <text:p>0.2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0.161837">
                <text:p>0.1618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78895">
                <text:p>-0.278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-0.409246">
                <text:p>-0.4092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-0.347888">
                <text:p>-0.3478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-0.328901">
                <text:p>-0.3289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19952">
                <text:p>-0.119952</text:p>
              </table:table-cell>
              <table:table-cell office:value-type="float" office:value="-0.222974">
                <text:p>-0.222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253322">
                <text:p>-0.2533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301951">
                <text:p>-0.3019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27234">
                <text:p>-0.272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419816">
                <text:p>-0.0419816</text:p>
              </table:table-cell>
              <table:table-cell office:value-type="float" office:value="-0.202322">
                <text:p>-0.2023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299881">
                <text:p>-0.0299881</text:p>
              </table:table-cell>
              <table:table-cell office:value-type="float" office:value="-0.244141">
                <text:p>-0.2441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299881">
                <text:p>-0.0299881</text:p>
              </table:table-cell>
              <table:table-cell office:value-type="float" office:value="-0.104556">
                <text:p>-0.1045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299881">
                <text:p>-0.0299881</text:p>
              </table:table-cell>
              <table:table-cell office:value-type="float" office:value="-0.128145">
                <text:p>-0.1281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329798">
                <text:p>-0.0329798</text:p>
              </table:table-cell>
              <table:table-cell office:value-type="float" office:value="-0.160445">
                <text:p>-0.1604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329798">
                <text:p>-0.0329798</text:p>
              </table:table-cell>
              <table:table-cell office:value-type="float" office:value="-0.161642">
                <text:p>-0.1616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37909">
                <text:p>-0.1379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76937">
                <text:p>-0.176937</text:p>
              </table:table-cell>
              <table:table-cell office:value-type="float" office:value="-0.15173">
                <text:p>-0.151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91931">
                <text:p>-0.191931</text:p>
              </table:table-cell>
              <table:table-cell office:value-type="float" office:value="-0.199337">
                <text:p>-0.1993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639">
                <text:p>-0.2639</text:p>
              </table:table-cell>
              <table:table-cell office:value-type="float" office:value="-0.165149">
                <text:p>-0.1651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35867">
                <text:p>-0.1358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86896">
                <text:p>-0.1868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75894">
                <text:p>-0.275894</text:p>
              </table:table-cell>
              <table:table-cell office:value-type="float" office:value="-0.167432">
                <text:p>-0.1674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73936">
                <text:p>-0.173936</text:p>
              </table:table-cell>
              <table:table-cell office:value-type="float" office:value="-0.224112">
                <text:p>-0.224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01958">
                <text:p>-0.10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37947">
                <text:p>-0.137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40948">
                <text:p>-0.140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">
                <text:p>-0</text:p>
              </table:table-cell>
              <table:table-cell office:value-type="float" office:value="0.372988">
                <text:p>0.3729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959654">
                <text:p>-0.095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">
                <text:p>-0</text:p>
              </table:table-cell>
              <table:table-cell office:value-type="float" office:value="0.437338">
                <text:p>0.4373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15625">
                <text:p>-0.156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599229">
                <text:p>-0.00599229</text:p>
              </table:table-cell>
              <table:table-cell office:value-type="float" office:value="-0.178267">
                <text:p>-0.1782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959654">
                <text:p>-0.0959654</text:p>
              </table:table-cell>
              <table:table-cell office:value-type="float" office:value="-0.206723">
                <text:p>-0.2067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199803">
                <text:p>-0.1998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242905">
                <text:p>-0.242905</text:p>
              </table:table-cell>
              <table:table-cell office:value-type="float" office:value="-0.10956">
                <text:p>-0.109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242905">
                <text:p>-0.242905</text:p>
              </table:table-cell>
              <table:table-cell office:value-type="float" office:value="-0.134321">
                <text:p>-0.1343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236913">
                <text:p>-0.236913</text:p>
              </table:table-cell>
              <table:table-cell office:value-type="float" office:value="-0.159738">
                <text:p>-0.1597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91931">
                <text:p>-0.191931</text:p>
              </table:table-cell>
              <table:table-cell office:value-type="float" office:value="-0.127038">
                <text:p>-0.1270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989571">
                <text:p>-0.0989571</text:p>
              </table:table-cell>
              <table:table-cell office:value-type="float" office:value="-0.131212">
                <text:p>-0.1312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00847">
                <text:p>-0.1008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">
                <text:p>-0</text:p>
              </table:table-cell>
              <table:table-cell office:value-type="float" office:value="-0.11884">
                <text:p>-0.118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106514">
                <text:p>-0.1065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113639">
                <text:p>-0.1136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81895">
                <text:p>-0.281895</text:p>
              </table:table-cell>
              <table:table-cell office:value-type="float" office:value="-0.181913">
                <text:p>-0.1819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65726">
                <text:p>-0.1657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83586">
                <text:p>-0.1835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">
                <text:p>-0</text:p>
              </table:table-cell>
              <table:table-cell office:value-type="float" office:value="0.380506">
                <text:p>0.3805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52941">
                <text:p>-0.15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4994">
                <text:p>-0.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509744">
                <text:p>-0.050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">
                <text:p>-0</text:p>
              </table:table-cell>
              <table:table-cell office:value-type="float" office:value="-0.0733973">
                <text:p>-0.07339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70936">
                <text:p>-0.170936</text:p>
              </table:table-cell>
              <table:table-cell office:value-type="float" office:value="-0.137289">
                <text:p>-0.1372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10959">
                <text:p>-0.110959</text:p>
              </table:table-cell>
              <table:table-cell office:value-type="float" office:value="-0.125769">
                <text:p>-0.1257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">
                <text:p>-0</text:p>
              </table:table-cell>
              <table:table-cell office:value-type="float" office:value="-0.28473">
                <text:p>-0.284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209722">
                <text:p>-0.2097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153544">
                <text:p>-0.1535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160901">
                <text:p>-0.1609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197396">
                <text:p>-0.1973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161678">
                <text:p>-0.1616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4994">
                <text:p>-0.14994</text:p>
              </table:table-cell>
              <table:table-cell office:value-type="float" office:value="-0.173076">
                <text:p>-0.1730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64934">
                <text:p>-0.164934</text:p>
              </table:table-cell>
              <table:table-cell office:value-type="float" office:value="-0.116709">
                <text:p>-0.1167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28954">
                <text:p>-0.128954</text:p>
              </table:table-cell>
              <table:table-cell office:value-type="float" office:value="-0.134664">
                <text:p>-0.1346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53544">
                <text:p>-0.1535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74672">
                <text:p>-0.1746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92169">
                <text:p>-0.192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04958">
                <text:p>-0.104958</text:p>
              </table:table-cell>
              <table:table-cell office:value-type="float" office:value="-0.176618">
                <text:p>-0.1766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122461">
                <text:p>-0.1224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479827">
                <text:p>-0.0479827</text:p>
              </table:table-cell>
              <table:table-cell office:value-type="float" office:value="-0.125216">
                <text:p>-0.1252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359804">
                <text:p>-0.0359804</text:p>
              </table:table-cell>
              <table:table-cell office:value-type="float" office:value="-0.139221">
                <text:p>-0.1392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-0.156025">
                <text:p>-0.1560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">
                <text:p>-0</text:p>
              </table:table-cell>
              <table:table-cell office:value-type="float" office:value="-0.164358">
                <text:p>-0.1643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">
                <text:p>-0</text:p>
              </table:table-cell>
              <table:table-cell office:value-type="float" office:value="-0.173956">
                <text:p>-0.1739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">
                <text:p>-0</text:p>
              </table:table-cell>
              <table:table-cell office:value-type="float" office:value="-0.125389">
                <text:p>-0.1253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119935">
                <text:p>-0.0119935</text:p>
              </table:table-cell>
              <table:table-cell office:value-type="float" office:value="-0.146823">
                <text:p>-0.1468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161092">
                <text:p>-0.1610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569756">
                <text:p>-0.0569756</text:p>
              </table:table-cell>
              <table:table-cell office:value-type="float" office:value="-0.194152">
                <text:p>-0.1941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">
                <text:p>-0</text:p>
              </table:table-cell>
              <table:table-cell office:value-type="float" office:value="-0.143383">
                <text:p>-0.1433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16952">
                <text:p>-0.116952</text:p>
              </table:table-cell>
              <table:table-cell office:value-type="float" office:value="-0.16351">
                <text:p>-0.163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4994">
                <text:p>-0.14994</text:p>
              </table:table-cell>
              <table:table-cell office:value-type="float" office:value="-0.121492">
                <text:p>-0.1214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4694">
                <text:p>-0.14694</text:p>
              </table:table-cell>
              <table:table-cell office:value-type="float" office:value="-0.119036">
                <text:p>-0.1190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28954">
                <text:p>-0.128954</text:p>
              </table:table-cell>
              <table:table-cell office:value-type="float" office:value="-0.144874">
                <text:p>-0.1448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28954">
                <text:p>-0.128954</text:p>
              </table:table-cell>
              <table:table-cell office:value-type="float" office:value="-0.178012">
                <text:p>-0.1780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28954">
                <text:p>-0.128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869637">
                <text:p>-0.086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203924">
                <text:p>-0.20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22492">
                <text:p>-0.2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18893">
                <text:p>-0.18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98966">
                <text:p>0.09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900175">
                <text:p>0.00900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31955">
                <text:p>0.13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19961">
                <text:p>0.119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5927">
                <text:p>0.215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">
                <text:p>-0</text:p>
              </table:table-cell>
              <table:table-cell office:value-type="float" office:value="-0.113062">
                <text:p>-0.1130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236913">
                <text:p>-0.236913</text:p>
              </table:table-cell>
              <table:table-cell office:value-type="float" office:value="-0.173671">
                <text:p>-0.1736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257908">
                <text:p>-0.257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227911">
                <text:p>-0.227911</text:p>
              </table:table-cell>
              <table:table-cell office:value-type="float" office:value="-0.154261">
                <text:p>-0.1542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221919">
                <text:p>-0.22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200924">
                <text:p>-0.200924</text:p>
              </table:table-cell>
              <table:table-cell office:value-type="float" office:value="-0.215702">
                <text:p>-0.2157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79929">
                <text:p>-0.179929</text:p>
              </table:table-cell>
              <table:table-cell office:value-type="float" office:value="-0.193688">
                <text:p>-0.1936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58942">
                <text:p>-0.158942</text:p>
              </table:table-cell>
              <table:table-cell office:value-type="float" office:value="-0.128807">
                <text:p>-0.1288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16952">
                <text:p>-0.116952</text:p>
              </table:table-cell>
              <table:table-cell office:value-type="float" office:value="-0.196163">
                <text:p>-0.1961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749702">
                <text:p>-0.0749702</text:p>
              </table:table-cell>
              <table:table-cell office:value-type="float" office:value="-0.165149">
                <text:p>-0.1651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488334">
                <text:p>-0.4883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839631">
                <text:p>-0.0839631</text:p>
              </table:table-cell>
              <table:table-cell office:value-type="float" office:value="-0.266252">
                <text:p>-0.2662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34946">
                <text:p>-0.134946</text:p>
              </table:table-cell>
              <table:table-cell office:value-type="float" office:value="0.197396">
                <text:p>0.1973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134946">
                <text:p>-0.134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134946">
                <text:p>-0.134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125954">
                <text:p>-0.12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0299171">
                <text:p>-0.00299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150746">
                <text:p>-0.1507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839631">
                <text:p>-0.0839631</text:p>
              </table:table-cell>
              <table:table-cell office:value-type="float" office:value="-0.183236">
                <text:p>-0.1832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252806">
                <text:p>-0.2528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869637">
                <text:p>-0.0869637</text:p>
              </table:table-cell>
              <table:table-cell office:value-type="float" office:value="-0.166195">
                <text:p>-0.1661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869637">
                <text:p>-0.0869637</text:p>
              </table:table-cell>
              <table:table-cell office:value-type="float" office:value="-0.161308">
                <text:p>-0.1613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869637">
                <text:p>-0.0869637</text:p>
              </table:table-cell>
              <table:table-cell office:value-type="float" office:value="-0.0789721">
                <text:p>-0.07897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19952">
                <text:p>-0.119952</text:p>
              </table:table-cell>
              <table:table-cell office:value-type="float" office:value="-0.12359">
                <text:p>-0.1235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122953">
                <text:p>-0.122953</text:p>
              </table:table-cell>
              <table:table-cell office:value-type="float" office:value="-0.258907">
                <text:p>-0.2589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25954">
                <text:p>-0.125954</text:p>
              </table:table-cell>
              <table:table-cell office:value-type="float" office:value="-0.101526">
                <text:p>-0.1015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182929">
                <text:p>-0.182929</text:p>
              </table:table-cell>
              <table:table-cell office:value-type="float" office:value="-0.116692">
                <text:p>-0.1166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269902">
                <text:p>-0.269902</text:p>
              </table:table-cell>
              <table:table-cell office:value-type="float" office:value="-0.148608">
                <text:p>-0.1486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35338">
                <text:p>-0.1353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51089">
                <text:p>-0.1510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94923">
                <text:p>-0.194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94923">
                <text:p>-0.194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52941">
                <text:p>-0.15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90888">
                <text:p>0.290888</text:p>
              </table:table-cell>
              <table:table-cell office:value-type="float" office:value="0.354706">
                <text:p>0.3547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0846189">
                <text:p>-0.08461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00994">
                <text:p>-0.10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809625">
                <text:p>-0.0809625</text:p>
              </table:table-cell>
              <table:table-cell office:value-type="float" office:value="-0.0519763">
                <text:p>-0.05197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4994">
                <text:p>-0.14994</text:p>
              </table:table-cell>
              <table:table-cell office:value-type="float" office:value="-0.0874953">
                <text:p>-0.08749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4994">
                <text:p>-0.14994</text:p>
              </table:table-cell>
              <table:table-cell office:value-type="float" office:value="-0.156914">
                <text:p>-0.1569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55942">
                <text:p>-0.155942</text:p>
              </table:table-cell>
              <table:table-cell office:value-type="float" office:value="-0.0852202">
                <text:p>-0.08522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76937">
                <text:p>-0.176937</text:p>
              </table:table-cell>
              <table:table-cell office:value-type="float" office:value="-0.127405">
                <text:p>-0.1274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79929">
                <text:p>-0.179929</text:p>
              </table:table-cell>
              <table:table-cell office:value-type="float" office:value="-0.127942">
                <text:p>-0.1279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67935">
                <text:p>-0.167935</text:p>
              </table:table-cell>
              <table:table-cell office:value-type="float" office:value="-0.133529">
                <text:p>-0.1335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158942">
                <text:p>-0.158942</text:p>
              </table:table-cell>
              <table:table-cell office:value-type="float" office:value="-0.161239">
                <text:p>-0.16123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58942">
                <text:p>-0.158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158942">
                <text:p>-0.158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131946">
                <text:p>-0.13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179858">
                <text:p>-0.0179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14994">
                <text:p>-0.014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21928">
                <text:p>0.221928</text:p>
              </table:table-cell>
              <table:table-cell office:value-type="float" office:value="0.470292">
                <text:p>0.47029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428922">
                <text:p>-0.4289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">
                <text:p>-0</text:p>
              </table:table-cell>
              <table:table-cell office:value-type="float" office:value="-0.352392">
                <text:p>-0.3523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-0.328553">
                <text:p>-0.3285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272657">
                <text:p>-0.2726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">
                <text:p>-0</text:p>
              </table:table-cell>
              <table:table-cell office:value-type="float" office:value="-0.300171">
                <text:p>-0.30017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">
                <text:p>-0</text:p>
              </table:table-cell>
              <table:table-cell office:value-type="float" office:value="-0.241355">
                <text:p>-0.2413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">
                <text:p>-0</text:p>
              </table:table-cell>
              <table:table-cell office:value-type="float" office:value="-0.29728">
                <text:p>-0.297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266901">
                <text:p>-0.266901</text:p>
              </table:table-cell>
              <table:table-cell office:value-type="float" office:value="-0.204642">
                <text:p>-0.2046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85348">
                <text:p>-0.1853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">
                <text:p>-0</text:p>
              </table:table-cell>
              <table:table-cell office:value-type="float" office:value="-0.203375">
                <text:p>-0.2033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">
                <text:p>-0</text:p>
              </table:table-cell>
              <table:table-cell office:value-type="float" office:value="-0.242142">
                <text:p>-0.24214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">
                <text:p>-0</text:p>
              </table:table-cell>
              <table:table-cell office:value-type="float" office:value="-0.26212">
                <text:p>-0.262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218918">
                <text:p>-0.218918</text:p>
              </table:table-cell>
              <table:table-cell office:value-type="float" office:value="-0.268522">
                <text:p>-0.2685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173936">
                <text:p>-0.173936</text:p>
              </table:table-cell>
              <table:table-cell office:value-type="float" office:value="-0.243759">
                <text:p>-0.2437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629768">
                <text:p>-0.0629768</text:p>
              </table:table-cell>
              <table:table-cell office:value-type="float" office:value="-0.266028">
                <text:p>-0.2660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">
                <text:p>-0</text:p>
              </table:table-cell>
              <table:table-cell office:value-type="float" office:value="-0.246387">
                <text:p>-0.2463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">
                <text:p>-0</text:p>
              </table:table-cell>
              <table:table-cell office:value-type="float" office:value="-0.325911">
                <text:p>-0.3259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719696">
                <text:p>-0.0719696</text:p>
              </table:table-cell>
              <table:table-cell office:value-type="float" office:value="-0.217111">
                <text:p>-0.2171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10959">
                <text:p>-0.110959</text:p>
              </table:table-cell>
              <table:table-cell office:value-type="float" office:value="-0.18256">
                <text:p>-0.182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19952">
                <text:p>-0.119952</text:p>
              </table:table-cell>
              <table:table-cell office:value-type="float" office:value="-0.177596">
                <text:p>-0.1775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187495">
                <text:p>-0.1874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779708">
                <text:p>-0.0779708</text:p>
              </table:table-cell>
              <table:table-cell office:value-type="float" office:value="-0.194732">
                <text:p>-0.1947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0899288">
                <text:p>-0.00899288</text:p>
              </table:table-cell>
              <table:table-cell office:value-type="float" office:value="-0.283903">
                <text:p>-0.2839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0899288">
                <text:p>-0.00899288</text:p>
              </table:table-cell>
              <table:table-cell office:value-type="float" office:value="-0.375961">
                <text:p>-0.3759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119935">
                <text:p>-0.0119935</text:p>
              </table:table-cell>
              <table:table-cell office:value-type="float" office:value="-0.418224">
                <text:p>-0.4182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599762">
                <text:p>-0.0599762</text:p>
              </table:table-cell>
              <table:table-cell office:value-type="float" office:value="-0.24829">
                <text:p>-0.248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869637">
                <text:p>-0.0869637</text:p>
              </table:table-cell>
              <table:table-cell office:value-type="float" office:value="-0.219512">
                <text:p>-0.2195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869637">
                <text:p>-0.0869637</text:p>
              </table:table-cell>
              <table:table-cell office:value-type="float" office:value="-0.237638">
                <text:p>-0.2376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869637">
                <text:p>-0.0869637</text:p>
              </table:table-cell>
              <table:table-cell office:value-type="float" office:value="-0.294906">
                <text:p>-0.2949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119952">
                <text:p>-0.119952</text:p>
              </table:table-cell>
              <table:table-cell office:value-type="float" office:value="-0.172788">
                <text:p>-0.1727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2284">
                <text:p>-0.22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195869">
                <text:p>-0.1958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116889">
                <text:p>-0.1168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40948">
                <text:p>-0.140948</text:p>
              </table:table-cell>
              <table:table-cell office:value-type="float" office:value="-0.160023">
                <text:p>-0.1600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40948">
                <text:p>-0.140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509744">
                <text:p>-0.0509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40948">
                <text:p>-0.140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869637">
                <text:p>-0.086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19785">
                <text:p>0.071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0763">
                <text:p>0.16076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0747">
                <text:p>0.2007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539839">
                <text:p>0.0539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">
                <text:p>-0</text:p>
              </table:table-cell>
              <table:table-cell office:value-type="float" office:value="-0.0819059">
                <text:p>-0.081905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53975">
                <text:p>-0.053975</text:p>
              </table:table-cell>
              <table:table-cell office:value-type="float" office:value="-0.067465">
                <text:p>-0.0674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0903875">
                <text:p>-0.09038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46609">
                <text:p>-0.1466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18168">
                <text:p>-0.11816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0429">
                <text:p>-0.1042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290888">
                <text:p>-0.290888</text:p>
              </table:table-cell>
              <table:table-cell office:value-type="float" office:value="0.0765113">
                <text:p>0.07651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4679">
                <text:p>-0.146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90888">
                <text:p>-0.290888</text:p>
              </table:table-cell>
              <table:table-cell office:value-type="float" office:value="0.0943618">
                <text:p>0.094361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90888">
                <text:p>-0.290888</text:p>
              </table:table-cell>
              <table:table-cell office:value-type="float" office:value="0.116993">
                <text:p>0.1169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157529">
                <text:p>-0.1575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">
                <text:p>-0</text:p>
              </table:table-cell>
              <table:table-cell office:value-type="float" office:value="0.39234">
                <text:p>0.3923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">
                <text:p>-0</text:p>
              </table:table-cell>
              <table:table-cell office:value-type="float" office:value="0.716542">
                <text:p>0.7165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170936">
                <text:p>-0.170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176937">
                <text:p>-0.17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329798">
                <text:p>-0.032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449821">
                <text:p>-0.0449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629768">
                <text:p>-0.062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119952">
                <text:p>-0.11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